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1.65805555555556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4.72722222222222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xperime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s/>T_start</text:p>
          </table:table-cell>
          <table:table-cell office:value-type="string" table:style-name="ce2">
            <text:p><text:s/>T_end</text:p>
          </table:table-cell>
          <table:table-cell office:value-type="string" table:style-name="ce3">
            <text:p>T_elapsed (ms)</text:p>
          </table:table-cell>
          <table:table-cell office:value-type="string" table:style-name="ce3">
            <text:p>P_CPU (%)</text:p>
          </table:table-cell>
          <table:table-cell office:value-type="string" table:style-name="ce3">
            <text:p>Pw_CPU (W)</text:p>
          </table:table-cell>
          <table:table-cell office:value-type="string" table:style-name="ce4">
            <text:p>Consumed energy (J=Ws)</text:p>
          </table:table-cell>
          <table:table-cell table:number-columns-repeated="16378" table:style-name="ce3"/>
        </table:table-row>
        <table:table-row table:style-name="ro2">
          <table:table-cell office:value-type="time" office:time-value="PT16H34M0S" table:style-name="ce5">
            <text:p>16:34:00</text:p>
          </table:table-cell>
          <table:table-cell office:value-type="time" office:time-value="PT16H34M1S" table:style-name="ce5">
            <text:p>16:34:01</text:p>
          </table:table-cell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154999999999988E-2" table:formula="of:=[.C3]/1000*[.E3]" table:style-name="ce1">
            <text:p>0,078155</text:p>
          </table:table-cell>
          <table:table-cell table:number-columns-repeated="16378"/>
        </table:table-row>
        <table:table-row table:style-name="ro2">
          <table:table-cell office:value-type="time" office:time-value="PT16H34M1S" table:style-name="ce5">
            <text:p>16:34:01</text:p>
          </table:table-cell>
          <table:table-cell office:value-type="time" office:time-value="PT16H34M2S" table:style-name="ce5">
            <text:p>16:34:02</text:p>
          </table:table-cell>
          <table:table-cell office:value-type="float" office:value="1016" table:style-name="ce1">
            <text:p>1016</text:p>
          </table:table-cell>
          <table:table-cell office:value-type="float" office:value="0.98399999999999999" table:style-name="ce1">
            <text:p>0,984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0.14731999999999998" table:formula="of:=[.C4]/1000*[.E4]" table:style-name="ce1">
            <text:p>0,14732</text:p>
          </table:table-cell>
          <table:table-cell table:number-columns-repeated="16378"/>
        </table:table-row>
        <table:table-row table:style-name="ro2">
          <table:table-cell office:value-type="time" office:time-value="PT16H34M2S" table:style-name="ce5">
            <text:p>16:34:02</text:p>
          </table:table-cell>
          <table:table-cell office:value-type="time" office:time-value="PT16H34M3S" table:style-name="ce5">
            <text:p>16:34:03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09" table:style-name="ce1">
            <text:p>0,09</text:p>
          </table:table-cell>
          <table:table-cell office:value-type="float" office:value="9.1349999999999987E-2" table:formula="of:=[.C5]/1000*[.E5]" table:style-name="ce1">
            <text:p>0,09135</text:p>
          </table:table-cell>
          <table:table-cell table:number-columns-repeated="16378"/>
        </table:table-row>
        <table:table-row table:style-name="ro2">
          <table:table-cell office:value-type="time" office:time-value="PT16H34M3S" table:style-name="ce5">
            <text:p>16:34:03</text:p>
          </table:table-cell>
          <table:table-cell office:value-type="time" office:time-value="PT16H34M4S" table:style-name="ce5">
            <text:p>16:34:04</text:p>
          </table:table-cell>
          <table:table-cell office:value-type="float" office:value="1015" table:style-name="ce1">
            <text:p>1015</text:p>
          </table:table-cell>
          <table:table-cell office:value-type="float" office:value="0.98499999999999999" table:style-name="ce1">
            <text:p>0,985</text:p>
          </table:table-cell>
          <table:table-cell office:value-type="float" office:value="0.113" table:style-name="ce1">
            <text:p>0,113</text:p>
          </table:table-cell>
          <table:table-cell office:value-type="float" office:value="0.11469499999999999" table:formula="of:=[.C6]/1000*[.E6]" table:style-name="ce1">
            <text:p>0,114695</text:p>
          </table:table-cell>
          <table:table-cell table:number-columns-repeated="16378"/>
        </table:table-row>
        <table:table-row table:style-name="ro2">
          <table:table-cell office:value-type="time" office:time-value="PT16H34M4S" table:style-name="ce5">
            <text:p>16:34:04</text:p>
          </table:table-cell>
          <table:table-cell office:value-type="time" office:time-value="PT16H34M5S" table:style-name="ce5">
            <text:p>16:34:05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54499999999999" table:formula="of:=[.C7]/1000*[.E7]" table:style-name="ce1">
            <text:p>0,104545</text:p>
          </table:table-cell>
          <table:table-cell table:number-columns-repeated="16378"/>
        </table:table-row>
        <table:table-row table:style-name="ro2">
          <table:table-cell office:value-type="time" office:time-value="PT16H34M5S" table:style-name="ce5">
            <text:p>16:34:05</text:p>
          </table:table-cell>
          <table:table-cell office:value-type="time" office:time-value="PT16H34M6S" table:style-name="ce5">
            <text:p>16:34:06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" table:style-name="ce1">
            <text:p>0,1</text:p>
          </table:table-cell>
          <table:table-cell office:value-type="float" office:value="0.10149999999999999" table:formula="of:=[.C8]/1000*[.E8]" table:style-name="ce1">
            <text:p>0,1015</text:p>
          </table:table-cell>
          <table:table-cell table:number-columns-repeated="16378"/>
        </table:table-row>
        <table:table-row table:style-name="ro2">
          <table:table-cell office:value-type="time" office:time-value="PT16H34M6S" table:style-name="ce5">
            <text:p>16:34:06</text:p>
          </table:table-cell>
          <table:table-cell office:value-type="time" office:time-value="PT16H34M7S" table:style-name="ce5">
            <text:p>16:34:07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05" table:style-name="ce1">
            <text:p>0,105</text:p>
          </table:table-cell>
          <table:table-cell office:value-type="float" office:value="0.10657499999999999" table:formula="of:=[.C9]/1000*[.E9]" table:style-name="ce1">
            <text:p>0,106575</text:p>
          </table:table-cell>
          <table:table-cell table:number-columns-repeated="16378"/>
        </table:table-row>
        <table:table-row table:style-name="ro2">
          <table:table-cell office:value-type="time" office:time-value="PT16H34M7S" table:style-name="ce5">
            <text:p>16:34:07</text:p>
          </table:table-cell>
          <table:table-cell office:value-type="time" office:time-value="PT16H34M8S" table:style-name="ce5">
            <text:p>16:34:08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4E-2" table:style-name="ce1">
            <text:p>0,094</text:p>
          </table:table-cell>
          <table:table-cell office:value-type="float" office:value="9.5409999999999995E-2" table:formula="of:=[.C10]/1000*[.E10]" table:style-name="ce1">
            <text:p>0,09541</text:p>
          </table:table-cell>
          <table:table-cell table:number-columns-repeated="16378"/>
        </table:table-row>
        <table:table-row table:style-name="ro2">
          <table:table-cell office:value-type="time" office:time-value="PT16H34M8S" table:style-name="ce5">
            <text:p>16:34:08</text:p>
          </table:table-cell>
          <table:table-cell office:value-type="time" office:time-value="PT16H34M9S" table:style-name="ce5">
            <text:p>16:34:09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09" table:style-name="ce1">
            <text:p>0,09</text:p>
          </table:table-cell>
          <table:table-cell office:value-type="float" office:value="9.1349999999999987E-2" table:formula="of:=[.C11]/1000*[.E11]" table:style-name="ce1">
            <text:p>0,09135</text:p>
          </table:table-cell>
          <table:table-cell table:number-columns-repeated="16378"/>
        </table:table-row>
        <table:table-row table:style-name="ro2">
          <table:table-cell office:value-type="time" office:time-value="PT16H34M9S" table:style-name="ce5">
            <text:p>16:34:09</text:p>
          </table:table-cell>
          <table:table-cell office:value-type="time" office:time-value="PT16H34M10S" table:style-name="ce5">
            <text:p>16:34:10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9" table:style-name="ce1">
            <text:p>0,109</text:p>
          </table:table-cell>
          <table:table-cell office:value-type="float" office:value="0.11063499999999998" table:formula="of:=[.C12]/1000*[.E12]" table:style-name="ce1">
            <text:p>0,110635</text:p>
          </table:table-cell>
          <table:table-cell table:number-columns-repeated="16378"/>
        </table:table-row>
        <table:table-row table:style-name="ro2">
          <table:table-cell office:value-type="time" office:time-value="PT16H34M10S" table:style-name="ce5">
            <text:p>16:34:10</text:p>
          </table:table-cell>
          <table:table-cell office:value-type="time" office:time-value="PT16H34M11S" table:style-name="ce5">
            <text:p>16:34:11</text:p>
          </table:table-cell>
          <table:table-cell office:value-type="float" office:value="1015" table:style-name="ce1">
            <text:p>1015</text:p>
          </table:table-cell>
          <table:table-cell office:value-type="float" office:value="1.232" table:style-name="ce1">
            <text:p>1,232</text:p>
          </table:table-cell>
          <table:table-cell office:value-type="float" office:value="0.108" table:style-name="ce1">
            <text:p>0,108</text:p>
          </table:table-cell>
          <table:table-cell office:value-type="float" office:value="0.10961999999999998" table:formula="of:=[.C13]/1000*[.E13]" table:style-name="ce1">
            <text:p>0,10962</text:p>
          </table:table-cell>
          <table:table-cell table:number-columns-repeated="16378"/>
        </table:table-row>
        <table:table-row table:style-name="ro2">
          <table:table-cell office:value-type="time" office:time-value="PT16H34M11S" table:style-name="ce5">
            <text:p>16:34:11</text:p>
          </table:table-cell>
          <table:table-cell office:value-type="time" office:time-value="PT16H34M12S" table:style-name="ce5">
            <text:p>16:34:12</text:p>
          </table:table-cell>
          <table:table-cell office:value-type="float" office:value="1016" table:style-name="ce1">
            <text:p>1016</text:p>
          </table:table-cell>
          <table:table-cell office:value-type="float" office:value="0.73799999999999999" table:style-name="ce1">
            <text:p>0,738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61600000000001" table:formula="of:=[.C14]/1000*[.E14]" table:style-name="ce1">
            <text:p>0,102616</text:p>
          </table:table-cell>
          <table:table-cell table:number-columns-repeated="16378"/>
        </table:table-row>
        <table:table-row table:style-name="ro2">
          <table:table-cell office:value-type="time" office:time-value="PT16H34M12S" table:style-name="ce5">
            <text:p>16:34:12</text:p>
          </table:table-cell>
          <table:table-cell office:value-type="time" office:time-value="PT16H34M13S" table:style-name="ce5">
            <text:p>16:34:13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54499999999999" table:formula="of:=[.C15]/1000*[.E15]" table:style-name="ce1">
            <text:p>0,104545</text:p>
          </table:table-cell>
          <table:table-cell table:number-columns-repeated="16378"/>
        </table:table-row>
        <table:table-row table:style-name="ro2">
          <table:table-cell office:value-type="time" office:time-value="PT16H34M13S" table:style-name="ce5">
            <text:p>16:34:13</text:p>
          </table:table-cell>
          <table:table-cell office:value-type="time" office:time-value="PT16H34M14S" table:style-name="ce5">
            <text:p>16:34:14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4E-2" table:style-name="ce1">
            <text:p>0,094</text:p>
          </table:table-cell>
          <table:table-cell office:value-type="float" office:value="9.5409999999999995E-2" table:formula="of:=[.C16]/1000*[.E16]" table:style-name="ce1">
            <text:p>0,09541</text:p>
          </table:table-cell>
          <table:table-cell table:number-columns-repeated="16378"/>
        </table:table-row>
        <table:table-row table:style-name="ro2">
          <table:table-cell office:value-type="time" office:time-value="PT16H34M14S" table:style-name="ce5">
            <text:p>16:34:14</text:p>
          </table:table-cell>
          <table:table-cell office:value-type="time" office:time-value="PT16H34M15S" table:style-name="ce5">
            <text:p>16:34:15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" table:style-name="ce1">
            <text:p>0,1</text:p>
          </table:table-cell>
          <table:table-cell office:value-type="float" office:value="0.10149999999999999" table:formula="of:=[.C17]/1000*[.E17]" table:style-name="ce1">
            <text:p>0,1015</text:p>
          </table:table-cell>
          <table:table-cell table:number-columns-repeated="16378"/>
        </table:table-row>
        <table:table-row table:style-name="ro2">
          <table:table-cell office:value-type="time" office:time-value="PT16H34M15S" table:style-name="ce5">
            <text:p>16:34:15</text:p>
          </table:table-cell>
          <table:table-cell office:value-type="time" office:time-value="PT16H34M16S" table:style-name="ce5">
            <text:p>16:34:16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424999999999997E-2" table:formula="of:=[.C18]/1000*[.E18]" table:style-name="ce1">
            <text:p>0,096425</text:p>
          </table:table-cell>
          <table:table-cell table:number-columns-repeated="16378"/>
        </table:table-row>
        <table:table-row table:style-name="ro2">
          <table:table-cell office:value-type="time" office:time-value="PT16H34M16S" table:style-name="ce5">
            <text:p>16:34:16</text:p>
          </table:table-cell>
          <table:table-cell office:value-type="time" office:time-value="PT16H34M17S" table:style-name="ce5">
            <text:p>16:34:17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11" table:style-name="ce1">
            <text:p>0,111</text:p>
          </table:table-cell>
          <table:table-cell office:value-type="float" office:value="0.11266499999999999" table:formula="of:=[.C19]/1000*[.E19]" table:style-name="ce1">
            <text:p>0,112665</text:p>
          </table:table-cell>
          <table:table-cell table:number-columns-repeated="16378"/>
        </table:table-row>
        <table:table-row table:style-name="ro2">
          <table:table-cell office:value-type="time" office:time-value="PT16H34M17S" table:style-name="ce5">
            <text:p>16:34:17</text:p>
          </table:table-cell>
          <table:table-cell office:value-type="time" office:time-value="PT16H34M18S" table:style-name="ce5">
            <text:p>16:34:18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439999999999999E-2" table:formula="of:=[.C20]/1000*[.E20]" table:style-name="ce1">
            <text:p>0,09744</text:p>
          </table:table-cell>
          <table:table-cell table:number-columns-repeated="16378"/>
        </table:table-row>
        <table:table-row table:style-name="ro2">
          <table:table-cell office:value-type="time" office:time-value="PT16H34M18S" table:style-name="ce5">
            <text:p>16:34:18</text:p>
          </table:table-cell>
          <table:table-cell office:value-type="time" office:time-value="PT16H34M19S" table:style-name="ce5">
            <text:p>16:34:19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364999999999989E-2" table:formula="of:=[.C21]/1000*[.E21]" table:style-name="ce1">
            <text:p>0,092365</text:p>
          </table:table-cell>
          <table:table-cell table:number-columns-repeated="16378"/>
        </table:table-row>
        <table:table-row table:style-name="ro2">
          <table:table-cell office:value-type="time" office:time-value="PT16H34M19S" table:style-name="ce5">
            <text:p>16:34:19</text:p>
          </table:table-cell>
          <table:table-cell office:value-type="time" office:time-value="PT16H34M20S" table:style-name="ce5">
            <text:p>16:34:20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304999999999981E-2" table:formula="of:=[.C22]/1000*[.E22]" table:style-name="ce1">
            <text:p>0,088305</text:p>
          </table:table-cell>
          <table:table-cell table:number-columns-repeated="16378"/>
        </table:table-row>
        <table:table-row table:style-name="ro2">
          <table:table-cell office:value-type="time" office:time-value="PT16H34M20S" table:style-name="ce5">
            <text:p>16:34:20</text:p>
          </table:table-cell>
          <table:table-cell office:value-type="time" office:time-value="PT16H34M21S" table:style-name="ce5">
            <text:p>16:34:21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9900000000000001" table:style-name="ce1">
            <text:p>0,199</text:p>
          </table:table-cell>
          <table:table-cell office:value-type="float" office:value="0.201985" table:formula="of:=[.C23]/1000*[.E23]" table:style-name="ce1">
            <text:p>0,201985</text:p>
          </table:table-cell>
          <table:table-cell table:number-columns-repeated="16378"/>
        </table:table-row>
        <table:table-row table:style-name="ro2">
          <table:table-cell office:value-type="time" office:time-value="PT16H34M21S" table:style-name="ce5">
            <text:p>16:34:21</text:p>
          </table:table-cell>
          <table:table-cell office:value-type="time" office:time-value="PT16H34M22S" table:style-name="ce5">
            <text:p>16:34:22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386" table:formula="of:=[.C24]/1000*[.E24]" table:style-name="ce1">
            <text:p>0,100386</text:p>
          </table:table-cell>
          <table:table-cell table:number-columns-repeated="16378"/>
        </table:table-row>
        <table:table-row table:style-name="ro2">
          <table:table-cell office:value-type="time" office:time-value="PT16H34M22S" table:style-name="ce5">
            <text:p>16:34:22</text:p>
          </table:table-cell>
          <table:table-cell office:value-type="time" office:time-value="PT16H34M23S" table:style-name="ce5">
            <text:p>16:34:23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52999999999998" table:formula="of:=[.C25]/1000*[.E25]" table:style-name="ce1">
            <text:p>0,10353</text:p>
          </table:table-cell>
          <table:table-cell table:number-columns-repeated="16378"/>
        </table:table-row>
        <table:table-row table:style-name="ro2">
          <table:table-cell office:value-type="time" office:time-value="PT16H34M23S" table:style-name="ce5">
            <text:p>16:34:23</text:p>
          </table:table-cell>
          <table:table-cell office:value-type="time" office:time-value="PT16H34M24S" table:style-name="ce5">
            <text:p>16:34:24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09" table:style-name="ce1">
            <text:p>0,09</text:p>
          </table:table-cell>
          <table:table-cell office:value-type="float" office:value="9.1259999999999994E-2" table:formula="of:=[.C26]/1000*[.E26]" table:style-name="ce1">
            <text:p>0,09126</text:p>
          </table:table-cell>
          <table:table-cell table:number-columns-repeated="16378"/>
        </table:table-row>
        <table:table-row table:style-name="ro2">
          <table:table-cell office:value-type="time" office:time-value="PT16H34M24S" table:style-name="ce5">
            <text:p>16:34:24</text:p>
          </table:table-cell>
          <table:table-cell office:value-type="time" office:time-value="PT16H34M25S" table:style-name="ce5">
            <text:p>16:34:25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319999999999983E-2" table:formula="of:=[.C27]/1000*[.E27]" table:style-name="ce1">
            <text:p>0,08932</text:p>
          </table:table-cell>
          <table:table-cell table:number-columns-repeated="16378"/>
        </table:table-row>
        <table:table-row table:style-name="ro2">
          <table:table-cell office:value-type="time" office:time-value="PT16H34M25S" table:style-name="ce5">
            <text:p>16:34:25</text:p>
          </table:table-cell>
          <table:table-cell office:value-type="time" office:time-value="PT16H34M26S" table:style-name="ce5">
            <text:p>16:34:26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334999999999985E-2" table:formula="of:=[.C28]/1000*[.E28]" table:style-name="ce1">
            <text:p>0,090335</text:p>
          </table:table-cell>
          <table:table-cell table:number-columns-repeated="16378"/>
        </table:table-row>
        <table:table-row table:style-name="ro2">
          <table:table-cell office:value-type="time" office:time-value="PT16H34M26S" table:style-name="ce5">
            <text:p>16:34:26</text:p>
          </table:table-cell>
          <table:table-cell office:value-type="time" office:time-value="PT16H34M27S" table:style-name="ce5">
            <text:p>16:34:27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394999999999993E-2" table:formula="of:=[.C29]/1000*[.E29]" table:style-name="ce1">
            <text:p>0,094395</text:p>
          </table:table-cell>
          <table:table-cell table:number-columns-repeated="16378"/>
        </table:table-row>
        <table:table-row table:style-name="ro2">
          <table:table-cell office:value-type="time" office:time-value="PT16H34M27S" table:style-name="ce5">
            <text:p>16:34:27</text:p>
          </table:table-cell>
          <table:table-cell office:value-type="time" office:time-value="PT16H34M28S" table:style-name="ce5">
            <text:p>16:34:28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394999999999993E-2" table:formula="of:=[.C30]/1000*[.E30]" table:style-name="ce1">
            <text:p>0,094395</text:p>
          </table:table-cell>
          <table:table-cell table:number-columns-repeated="16378"/>
        </table:table-row>
        <table:table-row table:style-name="ro2">
          <table:table-cell office:value-type="time" office:time-value="PT16H34M28S" table:style-name="ce5">
            <text:p>16:34:28</text:p>
          </table:table-cell>
          <table:table-cell office:value-type="time" office:time-value="PT16H34M29S" table:style-name="ce5">
            <text:p>16:34:29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6" table:style-name="ce1">
            <text:p>0,106</text:p>
          </table:table-cell>
          <table:table-cell office:value-type="float" office:value="0.10758999999999999" table:formula="of:=[.C31]/1000*[.E31]" table:style-name="ce1">
            <text:p>0,10759</text:p>
          </table:table-cell>
          <table:table-cell table:number-columns-repeated="16378"/>
        </table:table-row>
        <table:table-row table:style-name="ro2">
          <table:table-cell office:value-type="time" office:time-value="PT16H34M29S" table:style-name="ce5">
            <text:p>16:34:29</text:p>
          </table:table-cell>
          <table:table-cell office:value-type="time" office:time-value="PT16H34M30S" table:style-name="ce5">
            <text:p>16:34:30</text:p>
          </table:table-cell>
          <table:table-cell office:value-type="float" office:value="1015" table:style-name="ce1">
            <text:p>1015</text:p>
          </table:table-cell>
          <table:table-cell office:value-type="float" office:value="1.232" table:style-name="ce1">
            <text:p>1,232</text:p>
          </table:table-cell>
          <table:table-cell office:value-type="float" office:value="0.111" table:style-name="ce1">
            <text:p>0,111</text:p>
          </table:table-cell>
          <table:table-cell office:value-type="float" office:value="0.11266499999999999" table:formula="of:=[.C32]/1000*[.E32]" table:style-name="ce1">
            <text:p>0,112665</text:p>
          </table:table-cell>
          <table:table-cell table:number-columns-repeated="16378"/>
        </table:table-row>
        <table:table-row table:style-name="ro2">
          <table:table-cell office:value-type="time" office:time-value="PT16H34M30S" table:style-name="ce5">
            <text:p>16:34:30</text:p>
          </table:table-cell>
          <table:table-cell office:value-type="time" office:time-value="PT16H34M31S" table:style-name="ce5">
            <text:p>16:34:31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372000000000002E-2" table:formula="of:=[.C33]/1000*[.E33]" table:style-name="ce1">
            <text:p>0,099372</text:p>
          </table:table-cell>
          <table:table-cell table:number-columns-repeated="16378"/>
        </table:table-row>
        <table:table-row table:style-name="ro2">
          <table:table-cell office:value-type="time" office:time-value="PT16H34M31S" table:style-name="ce5">
            <text:p>16:34:31</text:p>
          </table:table-cell>
          <table:table-cell office:value-type="time" office:time-value="PT16H34M33S" table:style-name="ce5">
            <text:p>16:34:33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3" table:style-name="ce1">
            <text:p>0,113</text:p>
          </table:table-cell>
          <table:table-cell office:value-type="float" office:value="0.11469499999999999" table:formula="of:=[.C34]/1000*[.E34]" table:style-name="ce1">
            <text:p>0,114695</text:p>
          </table:table-cell>
          <table:table-cell table:number-columns-repeated="16378"/>
        </table:table-row>
        <table:table-row table:style-name="ro2">
          <table:table-cell office:value-type="time" office:time-value="PT16H34M33S" table:style-name="ce5">
            <text:p>16:34:33</text:p>
          </table:table-cell>
          <table:table-cell office:value-type="time" office:time-value="PT16H34M34S" table:style-name="ce5">
            <text:p>16:34:34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1" table:style-name="ce1">
            <text:p>0,111</text:p>
          </table:table-cell>
          <table:table-cell office:value-type="float" office:value="0.112554" table:formula="of:=[.C35]/1000*[.E35]" table:style-name="ce1">
            <text:p>0,112554</text:p>
          </table:table-cell>
          <table:table-cell table:number-columns-repeated="16378"/>
        </table:table-row>
        <table:table-row table:style-name="ro2">
          <table:table-cell office:value-type="time" office:time-value="PT16H34M34S" table:style-name="ce5">
            <text:p>16:34:34</text:p>
          </table:table-cell>
          <table:table-cell office:value-type="time" office:time-value="PT16H34M35S" table:style-name="ce5">
            <text:p>16:34:35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04" table:style-name="ce1">
            <text:p>0,104</text:p>
          </table:table-cell>
          <table:table-cell office:value-type="float" office:value="0.10555999999999999" table:formula="of:=[.C36]/1000*[.E36]" table:style-name="ce1">
            <text:p>0,10556</text:p>
          </table:table-cell>
          <table:table-cell table:number-columns-repeated="16378"/>
        </table:table-row>
        <table:table-row table:style-name="ro2">
          <table:table-cell office:value-type="time" office:time-value="PT16H34M35S" table:style-name="ce5">
            <text:p>16:34:35</text:p>
          </table:table-cell>
          <table:table-cell office:value-type="time" office:time-value="PT16H34M36S" table:style-name="ce5">
            <text:p>16:34:36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231999999999992E-2" table:formula="of:=[.C37]/1000*[.E37]" table:style-name="ce1">
            <text:p>0,089232</text:p>
          </table:table-cell>
          <table:table-cell table:number-columns-repeated="16378"/>
        </table:table-row>
        <table:table-row table:style-name="ro2">
          <table:table-cell office:value-type="time" office:time-value="PT16H34M36S" table:style-name="ce5">
            <text:p>16:34:36</text:p>
          </table:table-cell>
          <table:table-cell office:value-type="time" office:time-value="PT16H34M37S" table:style-name="ce5">
            <text:p>16:34:37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439999999999999E-2" table:formula="of:=[.C38]/1000*[.E38]" table:style-name="ce1">
            <text:p>0,09744</text:p>
          </table:table-cell>
          <table:table-cell table:number-columns-repeated="16378"/>
        </table:table-row>
        <table:table-row table:style-name="ro2">
          <table:table-cell office:value-type="time" office:time-value="PT16H34M37S" table:style-name="ce5">
            <text:p>16:34:37</text:p>
          </table:table-cell>
          <table:table-cell office:value-type="time" office:time-value="PT16H34M38S" table:style-name="ce5">
            <text:p>16:34:38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0.14717499999999997" table:formula="of:=[.C39]/1000*[.E39]" table:style-name="ce1">
            <text:p>0,147175</text:p>
          </table:table-cell>
          <table:table-cell table:number-columns-repeated="16378"/>
        </table:table-row>
        <table:table-row table:style-name="ro2">
          <table:table-cell office:value-type="time" office:time-value="PT16H34M38S" table:style-name="ce5">
            <text:p>16:34:38</text:p>
          </table:table-cell>
          <table:table-cell office:value-type="time" office:time-value="PT16H34M39S" table:style-name="ce5">
            <text:p>16:34:39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3702500000000001" table:formula="of:=[.C40]/1000*[.E40]" table:style-name="ce1">
            <text:p>0,137025</text:p>
          </table:table-cell>
          <table:table-cell table:number-columns-repeated="16378"/>
        </table:table-row>
        <table:table-row table:style-name="ro2">
          <table:table-cell office:value-type="time" office:time-value="PT16H34M39S" table:style-name="ce5">
            <text:p>16:34:39</text:p>
          </table:table-cell>
          <table:table-cell office:value-type="time" office:time-value="PT16H34M40S" table:style-name="ce5">
            <text:p>16:34:40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358000000000001E-2" table:formula="of:=[.C41]/1000*[.E41]" table:style-name="ce1">
            <text:p>0,098358</text:p>
          </table:table-cell>
          <table:table-cell table:number-columns-repeated="16378"/>
        </table:table-row>
        <table:table-row table:style-name="ro2">
          <table:table-cell office:value-type="time" office:time-value="PT16H34M40S" table:style-name="ce5">
            <text:p>16:34:40</text:p>
          </table:table-cell>
          <table:table-cell office:value-type="time" office:time-value="PT16H34M41S" table:style-name="ce5">
            <text:p>16:34:41</text:p>
          </table:table-cell>
          <table:table-cell office:value-type="float" office:value="1014" table:style-name="ce1">
            <text:p>1014</text:p>
          </table:table-cell>
          <table:table-cell office:value-type="float" office:value="0.98599999999999999" table:style-name="ce1">
            <text:p>0,986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42799999999999" table:formula="of:=[.C42]/1000*[.E42]" table:style-name="ce1">
            <text:p>0,103428</text:p>
          </table:table-cell>
          <table:table-cell table:number-columns-repeated="16378"/>
        </table:table-row>
        <table:table-row table:style-name="ro2">
          <table:table-cell office:value-type="time" office:time-value="PT16H34M41S" table:style-name="ce5">
            <text:p>16:34:41</text:p>
          </table:table-cell>
          <table:table-cell office:value-type="time" office:time-value="PT16H34M42S" table:style-name="ce5">
            <text:p>16:34:4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358000000000001E-2" table:formula="of:=[.C43]/1000*[.E43]" table:style-name="ce1">
            <text:p>0,098358</text:p>
          </table:table-cell>
          <table:table-cell table:number-columns-repeated="16378"/>
        </table:table-row>
        <table:table-row table:style-name="ro2">
          <table:table-cell office:value-type="time" office:time-value="PT16H34M42S" table:style-name="ce5">
            <text:p>16:34:42</text:p>
          </table:table-cell>
          <table:table-cell office:value-type="time" office:time-value="PT16H34M43S" table:style-name="ce5">
            <text:p>16:34:43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0.28087800000000002" table:formula="of:=[.C44]/1000*[.E44]" table:style-name="ce1">
            <text:p>0,280878</text:p>
          </table:table-cell>
          <table:table-cell table:number-columns-repeated="16378"/>
        </table:table-row>
        <table:table-row table:style-name="ro2">
          <table:table-cell office:value-type="time" office:time-value="PT16H34M43S" table:style-name="ce5">
            <text:p>16:34:43</text:p>
          </table:table-cell>
          <table:table-cell office:value-type="time" office:time-value="PT16H34M44S" table:style-name="ce5">
            <text:p>16:34:44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65199999999999" table:formula="of:=[.C45]/1000*[.E45]" table:style-name="ce1">
            <text:p>0,119652</text:p>
          </table:table-cell>
          <table:table-cell table:number-columns-repeated="16378"/>
        </table:table-row>
        <table:table-row table:style-name="ro2">
          <table:table-cell office:value-type="time" office:time-value="PT16H34M44S" table:style-name="ce5">
            <text:p>16:34:44</text:p>
          </table:table-cell>
          <table:table-cell office:value-type="time" office:time-value="PT16H34M45S" table:style-name="ce5">
            <text:p>16:34:45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3" table:style-name="ce1">
            <text:p>0,113</text:p>
          </table:table-cell>
          <table:table-cell office:value-type="float" office:value="0.11469499999999999" table:formula="of:=[.C46]/1000*[.E46]" table:style-name="ce1">
            <text:p>0,114695</text:p>
          </table:table-cell>
          <table:table-cell table:number-columns-repeated="16378"/>
        </table:table-row>
        <table:table-row table:style-name="ro2">
          <table:table-cell office:value-type="time" office:time-value="PT16H34M45S" table:style-name="ce5">
            <text:p>16:34:45</text:p>
          </table:table-cell>
          <table:table-cell office:value-type="time" office:time-value="PT16H34M46S" table:style-name="ce5">
            <text:p>16:34:46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334999999999985E-2" table:formula="of:=[.C47]/1000*[.E47]" table:style-name="ce1">
            <text:p>0,090335</text:p>
          </table:table-cell>
          <table:table-cell table:number-columns-repeated="16378"/>
        </table:table-row>
        <table:table-row table:style-name="ro2">
          <table:table-cell office:value-type="time" office:time-value="PT16H34M46S" table:style-name="ce5">
            <text:p>16:34:46</text:p>
          </table:table-cell>
          <table:table-cell office:value-type="time" office:time-value="PT16H34M47S" table:style-name="ce5">
            <text:p>16:34:47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09" table:style-name="ce1">
            <text:p>0,09</text:p>
          </table:table-cell>
          <table:table-cell office:value-type="float" office:value="9.1259999999999994E-2" table:formula="of:=[.C48]/1000*[.E48]" table:style-name="ce1">
            <text:p>0,09126</text:p>
          </table:table-cell>
          <table:table-cell table:number-columns-repeated="16378"/>
        </table:table-row>
        <table:table-row table:style-name="ro2">
          <table:table-cell office:value-type="time" office:time-value="PT16H34M47S" table:style-name="ce5">
            <text:p>16:34:47</text:p>
          </table:table-cell>
          <table:table-cell office:value-type="time" office:time-value="PT16H34M48S" table:style-name="ce5">
            <text:p>16:34:48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246" table:style-name="ce1">
            <text:p>0,246</text:p>
          </table:table-cell>
          <table:table-cell office:value-type="float" office:value="0.249444" table:formula="of:=[.C49]/1000*[.E49]" table:style-name="ce1">
            <text:p>0,249444</text:p>
          </table:table-cell>
          <table:table-cell table:number-columns-repeated="16378"/>
        </table:table-row>
        <table:table-row table:style-name="ro2">
          <table:table-cell office:value-type="time" office:time-value="PT16H34M48S" table:style-name="ce5">
            <text:p>16:34:48</text:p>
          </table:table-cell>
          <table:table-cell office:value-type="time" office:time-value="PT16H34M49S" table:style-name="ce5">
            <text:p>16:34:4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42799999999999" table:formula="of:=[.C50]/1000*[.E50]" table:style-name="ce1">
            <text:p>0,103428</text:p>
          </table:table-cell>
          <table:table-cell table:number-columns-repeated="16378"/>
        </table:table-row>
        <table:table-row table:style-name="ro2">
          <table:table-cell office:value-type="time" office:time-value="PT16H34M49S" table:style-name="ce5">
            <text:p>16:34:49</text:p>
          </table:table-cell>
          <table:table-cell office:value-type="time" office:time-value="PT16H34M50S" table:style-name="ce5">
            <text:p>16:34:50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2" table:style-name="ce1">
            <text:p>0,12</text:p>
          </table:table-cell>
          <table:table-cell office:value-type="float" office:value="0.12168" table:formula="of:=[.C51]/1000*[.E51]" table:style-name="ce1">
            <text:p>0,12168</text:p>
          </table:table-cell>
          <table:table-cell table:number-columns-repeated="16378"/>
        </table:table-row>
        <table:table-row table:style-name="ro2">
          <table:table-cell office:value-type="time" office:time-value="PT16H34M50S" table:style-name="ce5">
            <text:p>16:34:50</text:p>
          </table:table-cell>
          <table:table-cell office:value-type="time" office:time-value="PT16H34M51S" table:style-name="ce5">
            <text:p>16:34:51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8" table:style-name="ce1">
            <text:p>0,108</text:p>
          </table:table-cell>
          <table:table-cell office:value-type="float" office:value="0.10961999999999998" table:formula="of:=[.C52]/1000*[.E52]" table:style-name="ce1">
            <text:p>0,10962</text:p>
          </table:table-cell>
          <table:table-cell table:number-columns-repeated="16378"/>
        </table:table-row>
        <table:table-row table:style-name="ro2">
          <table:table-cell office:value-type="time" office:time-value="PT16H34M51S" table:style-name="ce5">
            <text:p>16:34:51</text:p>
          </table:table-cell>
          <table:table-cell office:value-type="time" office:time-value="PT16H34M52S" table:style-name="ce5">
            <text:p>16:34:5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386" table:formula="of:=[.C53]/1000*[.E53]" table:style-name="ce1">
            <text:p>0,100386</text:p>
          </table:table-cell>
          <table:table-cell table:number-columns-repeated="16378"/>
        </table:table-row>
        <table:table-row table:style-name="ro2">
          <table:table-cell office:value-type="time" office:time-value="PT16H34M52S" table:style-name="ce5">
            <text:p>16:34:52</text:p>
          </table:table-cell>
          <table:table-cell office:value-type="time" office:time-value="PT16H34M53S" table:style-name="ce5">
            <text:p>16:34:53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176000000000002E-2" table:formula="of:=[.C54]/1000*[.E54]" table:style-name="ce1">
            <text:p>0,085176</text:p>
          </table:table-cell>
          <table:table-cell table:number-columns-repeated="16378"/>
        </table:table-row>
        <table:table-row table:style-name="ro2">
          <table:table-cell office:value-type="time" office:time-value="PT16H34M53S" table:style-name="ce5">
            <text:p>16:34:53</text:p>
          </table:table-cell>
          <table:table-cell office:value-type="time" office:time-value="PT16H34M54S" table:style-name="ce5">
            <text:p>16:34:54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2" table:style-name="ce1">
            <text:p>0,112</text:p>
          </table:table-cell>
          <table:table-cell office:value-type="float" office:value="0.113568" table:formula="of:=[.C55]/1000*[.E55]" table:style-name="ce1">
            <text:p>0,113568</text:p>
          </table:table-cell>
          <table:table-cell table:number-columns-repeated="16378"/>
        </table:table-row>
        <table:table-row table:style-name="ro2">
          <table:table-cell office:value-type="time" office:time-value="PT16H34M54S" table:style-name="ce5">
            <text:p>16:34:54</text:p>
          </table:table-cell>
          <table:table-cell office:value-type="time" office:time-value="PT16H34M55S" table:style-name="ce5">
            <text:p>16:34:55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90000000000003E-2" table:formula="of:=[.C56]/1000*[.E56]" table:style-name="ce1">
            <text:p>0,08619</text:p>
          </table:table-cell>
          <table:table-cell table:number-columns-repeated="16378"/>
        </table:table-row>
        <table:table-row table:style-name="ro2">
          <table:table-cell office:value-type="time" office:time-value="PT16H34M55S" table:style-name="ce5">
            <text:p>16:34:55</text:p>
          </table:table-cell>
          <table:table-cell office:value-type="time" office:time-value="PT16H34M56S" table:style-name="ce5">
            <text:p>16:34:5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57]/1000*[.E57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6H34M56S" table:style-name="ce5">
            <text:p>16:34:56</text:p>
          </table:table-cell>
          <table:table-cell office:value-type="time" office:time-value="PT16H34M57S" table:style-name="ce5">
            <text:p>16:34:57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58]/1000*[.E58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34M57S" table:style-name="ce5">
            <text:p>16:34:57</text:p>
          </table:table-cell>
          <table:table-cell office:value-type="time" office:time-value="PT16H34M58S" table:style-name="ce5">
            <text:p>16:34:5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59]/1000*[.E59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34M58S" table:style-name="ce5">
            <text:p>16:34:58</text:p>
          </table:table-cell>
          <table:table-cell office:value-type="time" office:time-value="PT16H34M59S" table:style-name="ce5">
            <text:p>16:34:5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60]/1000*[.E60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34M59S" table:style-name="ce5">
            <text:p>16:34:59</text:p>
          </table:table-cell>
          <table:table-cell office:value-type="time" office:time-value="PT16H35M0S" table:style-name="ce5">
            <text:p>16:35:00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3" table:style-name="ce1">
            <text:p>0,13</text:p>
          </table:table-cell>
          <table:table-cell office:value-type="float" office:value="0.13181999999999999" table:formula="of:=[.C61]/1000*[.E61]" table:style-name="ce1">
            <text:p>0,13182</text:p>
          </table:table-cell>
          <table:table-cell table:number-columns-repeated="16378"/>
        </table:table-row>
        <table:table-row table:style-name="ro2">
          <table:table-cell office:value-type="time" office:time-value="PT16H35M0S" table:style-name="ce5">
            <text:p>16:35:00</text:p>
          </table:table-cell>
          <table:table-cell office:value-type="time" office:time-value="PT16H35M1S" table:style-name="ce5">
            <text:p>16:35:01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0.105" table:style-name="ce1">
            <text:p>0,105</text:p>
          </table:table-cell>
          <table:table-cell office:value-type="float" office:value="0.10647" table:formula="of:=[.C62]/1000*[.E62]" table:style-name="ce1">
            <text:p>0,10647</text:p>
          </table:table-cell>
          <table:table-cell table:number-columns-repeated="16378"/>
        </table:table-row>
        <table:table-row table:style-name="ro2">
          <table:table-cell office:value-type="time" office:time-value="PT16H35M1S" table:style-name="ce5">
            <text:p>16:35:01</text:p>
          </table:table-cell>
          <table:table-cell office:value-type="time" office:time-value="PT16H35M2S" table:style-name="ce5">
            <text:p>16:35:02</text:p>
          </table:table-cell>
          <table:table-cell office:value-type="float" office:value="1014" table:style-name="ce1">
            <text:p>1014</text:p>
          </table:table-cell>
          <table:table-cell office:value-type="float" office:value="0.98599999999999999" table:style-name="ce1">
            <text:p>0,986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287999999999996E-2" table:formula="of:=[.C63]/1000*[.E63]" table:style-name="ce1">
            <text:p>0,093288</text:p>
          </table:table-cell>
          <table:table-cell table:number-columns-repeated="16378"/>
        </table:table-row>
        <table:table-row table:style-name="ro2">
          <table:table-cell office:value-type="time" office:time-value="PT16H35M2S" table:style-name="ce5">
            <text:p>16:35:02</text:p>
          </table:table-cell>
          <table:table-cell office:value-type="time" office:time-value="PT16H35M3S" table:style-name="ce5">
            <text:p>16:35:0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2" table:style-name="ce1">
            <text:p>0,112</text:p>
          </table:table-cell>
          <table:table-cell office:value-type="float" office:value="0.11345599999999999" table:formula="of:=[.C64]/1000*[.E64]" table:style-name="ce1">
            <text:p>0,113456</text:p>
          </table:table-cell>
          <table:table-cell table:number-columns-repeated="16378"/>
        </table:table-row>
        <table:table-row table:style-name="ro2">
          <table:table-cell office:value-type="time" office:time-value="PT16H35M3S" table:style-name="ce5">
            <text:p>16:35:03</text:p>
          </table:table-cell>
          <table:table-cell office:value-type="time" office:time-value="PT16H35M4S" table:style-name="ce5">
            <text:p>16:35:04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245999999999993E-2" table:formula="of:=[.C65]/1000*[.E65]" table:style-name="ce1">
            <text:p>0,090246</text:p>
          </table:table-cell>
          <table:table-cell table:number-columns-repeated="16378"/>
        </table:table-row>
        <table:table-row table:style-name="ro2">
          <table:table-cell office:value-type="time" office:time-value="PT16H35M4S" table:style-name="ce5">
            <text:p>16:35:04</text:p>
          </table:table-cell>
          <table:table-cell office:value-type="time" office:time-value="PT16H35M5S" table:style-name="ce5">
            <text:p>16:35:0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66]/1000*[.E66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6H35M5S" table:style-name="ce5">
            <text:p>16:35:05</text:p>
          </table:table-cell>
          <table:table-cell office:value-type="time" office:time-value="PT16H35M6S" table:style-name="ce5">
            <text:p>16:35:0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208999999999987E-2" table:formula="of:=[.C67]/1000*[.E67]" table:style-name="ce1">
            <text:p>0,094209</text:p>
          </table:table-cell>
          <table:table-cell table:number-columns-repeated="16378"/>
        </table:table-row>
        <table:table-row table:style-name="ro2">
          <table:table-cell office:value-type="time" office:time-value="PT16H35M6S" table:style-name="ce5">
            <text:p>16:35:06</text:p>
          </table:table-cell>
          <table:table-cell office:value-type="time" office:time-value="PT16H35M7S" table:style-name="ce5">
            <text:p>16:35:07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358000000000001E-2" table:formula="of:=[.C68]/1000*[.E68]" table:style-name="ce1">
            <text:p>0,098358</text:p>
          </table:table-cell>
          <table:table-cell table:number-columns-repeated="16378"/>
        </table:table-row>
        <table:table-row table:style-name="ro2">
          <table:table-cell office:value-type="time" office:time-value="PT16H35M7S" table:style-name="ce5">
            <text:p>16:35:07</text:p>
          </table:table-cell>
          <table:table-cell office:value-type="time" office:time-value="PT16H35M8S" table:style-name="ce5">
            <text:p>16:35:08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358000000000001E-2" table:formula="of:=[.C69]/1000*[.E69]" table:style-name="ce1">
            <text:p>0,098358</text:p>
          </table:table-cell>
          <table:table-cell table:number-columns-repeated="16378"/>
        </table:table-row>
        <table:table-row table:style-name="ro2">
          <table:table-cell office:value-type="time" office:time-value="PT16H35M8S" table:style-name="ce5">
            <text:p>16:35:08</text:p>
          </table:table-cell>
          <table:table-cell office:value-type="time" office:time-value="PT16H35M9S" table:style-name="ce5">
            <text:p>16:35:09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" table:style-name="ce1">
            <text:p>0,1</text:p>
          </table:table-cell>
          <table:table-cell office:value-type="float" office:value="0.1014" table:formula="of:=[.C70]/1000*[.E70]" table:style-name="ce1">
            <text:p>0,1014</text:p>
          </table:table-cell>
          <table:table-cell table:number-columns-repeated="16378"/>
        </table:table-row>
        <table:table-row table:style-name="ro2">
          <table:table-cell office:value-type="time" office:time-value="PT16H35M9S" table:style-name="ce5">
            <text:p>16:35:09</text:p>
          </table:table-cell>
          <table:table-cell office:value-type="time" office:time-value="PT16H35M10S" table:style-name="ce5">
            <text:p>16:35:10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26" table:style-name="ce1">
            <text:p>0,126</text:p>
          </table:table-cell>
          <table:table-cell office:value-type="float" office:value="0.12776399999999999" table:formula="of:=[.C71]/1000*[.E71]" table:style-name="ce1">
            <text:p>0,127764</text:p>
          </table:table-cell>
          <table:table-cell table:number-columns-repeated="16378"/>
        </table:table-row>
        <table:table-row table:style-name="ro2">
          <table:table-cell office:value-type="time" office:time-value="PT16H35M10S" table:style-name="ce5">
            <text:p>16:35:10</text:p>
          </table:table-cell>
          <table:table-cell office:value-type="time" office:time-value="PT16H35M11S" table:style-name="ce5">
            <text:p>16:35:11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2" table:style-name="ce1">
            <text:p>0,12</text:p>
          </table:table-cell>
          <table:table-cell office:value-type="float" office:value="0.12168" table:formula="of:=[.C72]/1000*[.E72]" table:style-name="ce1">
            <text:p>0,12168</text:p>
          </table:table-cell>
          <table:table-cell table:number-columns-repeated="16378"/>
        </table:table-row>
        <table:table-row table:style-name="ro2">
          <table:table-cell office:value-type="time" office:time-value="PT16H35M11S" table:style-name="ce5">
            <text:p>16:35:11</text:p>
          </table:table-cell>
          <table:table-cell office:value-type="time" office:time-value="PT16H35M12S" table:style-name="ce5">
            <text:p>16:35:1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162000000000001E-2" table:formula="of:=[.C73]/1000*[.E73]" table:style-name="ce1">
            <text:p>0,084162</text:p>
          </table:table-cell>
          <table:table-cell table:number-columns-repeated="16378"/>
        </table:table-row>
        <table:table-row table:style-name="ro2">
          <table:table-cell office:value-type="time" office:time-value="PT16H35M12S" table:style-name="ce5">
            <text:p>16:35:12</text:p>
          </table:table-cell>
          <table:table-cell office:value-type="time" office:time-value="PT16H35M13S" table:style-name="ce5">
            <text:p>16:35:1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74]/1000*[.E74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6H35M13S" table:style-name="ce5">
            <text:p>16:35:13</text:p>
          </table:table-cell>
          <table:table-cell office:value-type="time" office:time-value="PT16H35M14S" table:style-name="ce5">
            <text:p>16:35:14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75]/1000*[.E75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6H35M14S" table:style-name="ce5">
            <text:p>16:35:14</text:p>
          </table:table-cell>
          <table:table-cell office:value-type="time" office:time-value="PT16H35M15S" table:style-name="ce5">
            <text:p>16:35:1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76]/1000*[.E76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35M15S" table:style-name="ce5">
            <text:p>16:35:15</text:p>
          </table:table-cell>
          <table:table-cell office:value-type="time" office:time-value="PT16H35M16S" table:style-name="ce5">
            <text:p>16:35:16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273999999999995E-2" table:formula="of:=[.C77]/1000*[.E77]" table:style-name="ce1">
            <text:p>0,092274</text:p>
          </table:table-cell>
          <table:table-cell table:number-columns-repeated="16378"/>
        </table:table-row>
        <table:table-row table:style-name="ro2">
          <table:table-cell office:value-type="time" office:time-value="PT16H35M16S" table:style-name="ce5">
            <text:p>16:35:16</text:p>
          </table:table-cell>
          <table:table-cell office:value-type="time" office:time-value="PT16H35M17S" table:style-name="ce5">
            <text:p>16:35:17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4" table:style-name="ce1">
            <text:p>0,114</text:p>
          </table:table-cell>
          <table:table-cell office:value-type="float" office:value="0.115596" table:formula="of:=[.C78]/1000*[.E78]" table:style-name="ce1">
            <text:p>0,115596</text:p>
          </table:table-cell>
          <table:table-cell table:number-columns-repeated="16378"/>
        </table:table-row>
        <table:table-row table:style-name="ro2">
          <table:table-cell office:value-type="time" office:time-value="PT16H35M17S" table:style-name="ce5">
            <text:p>16:35:17</text:p>
          </table:table-cell>
          <table:table-cell office:value-type="time" office:time-value="PT16H35M18S" table:style-name="ce5">
            <text:p>16:35:18</text:p>
          </table:table-cell>
          <table:table-cell office:value-type="float" office:value="1014" table:style-name="ce1">
            <text:p>1014</text:p>
          </table:table-cell>
          <table:table-cell office:value-type="float" office:value="0.98599999999999999" table:style-name="ce1">
            <text:p>0,986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0.137904" table:formula="of:=[.C79]/1000*[.E79]" table:style-name="ce1">
            <text:p>0,137904</text:p>
          </table:table-cell>
          <table:table-cell table:number-columns-repeated="16378"/>
        </table:table-row>
        <table:table-row table:style-name="ro2">
          <table:table-cell office:value-type="time" office:time-value="PT16H35M18S" table:style-name="ce5">
            <text:p>16:35:18</text:p>
          </table:table-cell>
          <table:table-cell office:value-type="time" office:time-value="PT16H35M19S" table:style-name="ce5">
            <text:p>16:35:1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42799999999999" table:formula="of:=[.C80]/1000*[.E80]" table:style-name="ce1">
            <text:p>0,103428</text:p>
          </table:table-cell>
          <table:table-cell table:number-columns-repeated="16378"/>
        </table:table-row>
        <table:table-row table:style-name="ro2">
          <table:table-cell office:value-type="time" office:time-value="PT16H35M19S" table:style-name="ce5">
            <text:p>16:35:19</text:p>
          </table:table-cell>
          <table:table-cell office:value-type="time" office:time-value="PT16H35M20S" table:style-name="ce5">
            <text:p>16:35:20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162000000000001E-2" table:formula="of:=[.C81]/1000*[.E81]" table:style-name="ce1">
            <text:p>0,084162</text:p>
          </table:table-cell>
          <table:table-cell table:number-columns-repeated="16378"/>
        </table:table-row>
        <table:table-row table:style-name="ro2">
          <table:table-cell office:value-type="time" office:time-value="PT16H35M20S" table:style-name="ce5">
            <text:p>16:35:20</text:p>
          </table:table-cell>
          <table:table-cell office:value-type="time" office:time-value="PT16H35M21S" table:style-name="ce5">
            <text:p>16:35:21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09" table:style-name="ce1">
            <text:p>0,09</text:p>
          </table:table-cell>
          <table:table-cell office:value-type="float" office:value="9.1259999999999994E-2" table:formula="of:=[.C82]/1000*[.E82]" table:style-name="ce1">
            <text:p>0,09126</text:p>
          </table:table-cell>
          <table:table-cell table:number-columns-repeated="16378"/>
        </table:table-row>
        <table:table-row table:style-name="ro2">
          <table:table-cell office:value-type="time" office:time-value="PT16H35M21S" table:style-name="ce5">
            <text:p>16:35:21</text:p>
          </table:table-cell>
          <table:table-cell office:value-type="time" office:time-value="PT16H35M22S" table:style-name="ce5">
            <text:p>16:35:22</text:p>
          </table:table-cell>
          <table:table-cell office:value-type="float" office:value="1023" table:style-name="ce1">
            <text:p>1023</text:p>
          </table:table-cell>
          <table:table-cell office:value-type="float" office:value="0.48899999999999999" table:style-name="ce1">
            <text:p>0,489</text:p>
          </table:table-cell>
          <table:table-cell office:value-type="float" office:value="0.113" table:style-name="ce1">
            <text:p>0,113</text:p>
          </table:table-cell>
          <table:table-cell office:value-type="float" office:value="0.11559899999999999" table:formula="of:=[.C83]/1000*[.E83]" table:style-name="ce1">
            <text:p>0,115599</text:p>
          </table:table-cell>
          <table:table-cell table:number-columns-repeated="16378"/>
        </table:table-row>
        <table:table-row table:style-name="ro2">
          <table:table-cell office:value-type="time" office:time-value="PT16H35M22S" table:style-name="ce5">
            <text:p>16:35:22</text:p>
          </table:table-cell>
          <table:table-cell office:value-type="time" office:time-value="PT16H35M23S" table:style-name="ce5">
            <text:p>16:35:23</text:p>
          </table:table-cell>
          <table:table-cell office:value-type="float" office:value="1014" table:style-name="ce1">
            <text:p>1014</text:p>
          </table:table-cell>
          <table:table-cell office:value-type="float" office:value="1.2330000000000001" table:style-name="ce1">
            <text:p>1,233</text:p>
          </table:table-cell>
          <table:table-cell office:value-type="float" office:value="0.1" table:style-name="ce1">
            <text:p>0,1</text:p>
          </table:table-cell>
          <table:table-cell office:value-type="float" office:value="0.1014" table:formula="of:=[.C84]/1000*[.E84]" table:style-name="ce1">
            <text:p>0,1014</text:p>
          </table:table-cell>
          <table:table-cell table:number-columns-repeated="16378"/>
        </table:table-row>
        <table:table-row table:style-name="ro2">
          <table:table-cell office:value-type="time" office:time-value="PT16H35M23S" table:style-name="ce5">
            <text:p>16:35:23</text:p>
          </table:table-cell>
          <table:table-cell office:value-type="time" office:time-value="PT16H35M24S" table:style-name="ce5">
            <text:p>16:35:2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85]/1000*[.E85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6H35M24S" table:style-name="ce5">
            <text:p>16:35:24</text:p>
          </table:table-cell>
          <table:table-cell office:value-type="time" office:time-value="PT16H35M26S" table:style-name="ce5">
            <text:p>16:35:2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86]/1000*[.E86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6H35M26S" table:style-name="ce5">
            <text:p>16:35:26</text:p>
          </table:table-cell>
          <table:table-cell office:value-type="time" office:time-value="PT16H35M27S" table:style-name="ce5">
            <text:p>16:35:2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87]/1000*[.E87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35M27S" table:style-name="ce5">
            <text:p>16:35:27</text:p>
          </table:table-cell>
          <table:table-cell office:value-type="time" office:time-value="PT16H35M28S" table:style-name="ce5">
            <text:p>16:35:2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5" table:style-name="ce1">
            <text:p>0,105</text:p>
          </table:table-cell>
          <table:table-cell office:value-type="float" office:value="0.10636499999999999" table:formula="of:=[.C88]/1000*[.E88]" table:style-name="ce1">
            <text:p>0,106365</text:p>
          </table:table-cell>
          <table:table-cell table:number-columns-repeated="16378"/>
        </table:table-row>
        <table:table-row table:style-name="ro2">
          <table:table-cell office:value-type="time" office:time-value="PT16H35M28S" table:style-name="ce5">
            <text:p>16:35:28</text:p>
          </table:table-cell>
          <table:table-cell office:value-type="time" office:time-value="PT16H35M29S" table:style-name="ce5">
            <text:p>16:35:29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89]/1000*[.E89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35M29S" table:style-name="ce5">
            <text:p>16:35:29</text:p>
          </table:table-cell>
          <table:table-cell office:value-type="time" office:time-value="PT16H35M30S" table:style-name="ce5">
            <text:p>16:35:3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90]/1000*[.E90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35M30S" table:style-name="ce5">
            <text:p>16:35:30</text:p>
          </table:table-cell>
          <table:table-cell office:value-type="time" office:time-value="PT16H35M31S" table:style-name="ce5">
            <text:p>16:35:31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231999999999992E-2" table:formula="of:=[.C91]/1000*[.E91]" table:style-name="ce1">
            <text:p>0,089232</text:p>
          </table:table-cell>
          <table:table-cell table:number-columns-repeated="16378"/>
        </table:table-row>
        <table:table-row table:style-name="ro2">
          <table:table-cell office:value-type="time" office:time-value="PT16H35M31S" table:style-name="ce5">
            <text:p>16:35:31</text:p>
          </table:table-cell>
          <table:table-cell office:value-type="time" office:time-value="PT16H35M32S" table:style-name="ce5">
            <text:p>16:35:3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92]/1000*[.E92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35M32S" table:style-name="ce5">
            <text:p>16:35:32</text:p>
          </table:table-cell>
          <table:table-cell office:value-type="time" office:time-value="PT16H35M33S" table:style-name="ce5">
            <text:p>16:35:3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3270299999999999" table:formula="of:=[.C93]/1000*[.E93]" table:style-name="ce1">
            <text:p>0,132703</text:p>
          </table:table-cell>
          <table:table-cell table:number-columns-repeated="16378"/>
        </table:table-row>
        <table:table-row table:style-name="ro2">
          <table:table-cell office:value-type="time" office:time-value="PT16H35M33S" table:style-name="ce5">
            <text:p>16:35:33</text:p>
          </table:table-cell>
          <table:table-cell office:value-type="time" office:time-value="PT16H35M34S" table:style-name="ce5">
            <text:p>16:35:34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5" table:style-name="ce1">
            <text:p>0,105</text:p>
          </table:table-cell>
          <table:table-cell office:value-type="float" office:value="0.10636499999999999" table:formula="of:=[.C94]/1000*[.E94]" table:style-name="ce1">
            <text:p>0,106365</text:p>
          </table:table-cell>
          <table:table-cell table:number-columns-repeated="16378"/>
        </table:table-row>
        <table:table-row table:style-name="ro2">
          <table:table-cell office:value-type="time" office:time-value="PT16H35M34S" table:style-name="ce5">
            <text:p>16:35:34</text:p>
          </table:table-cell>
          <table:table-cell office:value-type="time" office:time-value="PT16H35M35S" table:style-name="ce5">
            <text:p>16:35:3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95]/1000*[.E95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6H35M35S" table:style-name="ce5">
            <text:p>16:35:35</text:p>
          </table:table-cell>
          <table:table-cell office:value-type="time" office:time-value="PT16H35M36S" table:style-name="ce5">
            <text:p>16:35:36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96]/1000*[.E96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35M36S" table:style-name="ce5">
            <text:p>16:35:36</text:p>
          </table:table-cell>
          <table:table-cell office:value-type="time" office:time-value="PT16H35M37S" table:style-name="ce5">
            <text:p>16:35:3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97]/1000*[.E97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35M37S" table:style-name="ce5">
            <text:p>16:35:37</text:p>
          </table:table-cell>
          <table:table-cell office:value-type="time" office:time-value="PT16H35M38S" table:style-name="ce5">
            <text:p>16:35:3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98]/1000*[.E98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6H35M38S" table:style-name="ce5">
            <text:p>16:35:38</text:p>
          </table:table-cell>
          <table:table-cell office:value-type="time" office:time-value="PT16H35M39S" table:style-name="ce5">
            <text:p>16:35:3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2" table:style-name="ce1">
            <text:p>0,112</text:p>
          </table:table-cell>
          <table:table-cell office:value-type="float" office:value="0.11345599999999999" table:formula="of:=[.C99]/1000*[.E99]" table:style-name="ce1">
            <text:p>0,113456</text:p>
          </table:table-cell>
          <table:table-cell table:number-columns-repeated="16378"/>
        </table:table-row>
        <table:table-row table:style-name="ro2">
          <table:table-cell office:value-type="time" office:time-value="PT16H35M39S" table:style-name="ce5">
            <text:p>16:35:39</text:p>
          </table:table-cell>
          <table:table-cell office:value-type="time" office:time-value="PT16H35M40S" table:style-name="ce5">
            <text:p>16:35:4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100]/1000*[.E100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35M40S" table:style-name="ce5">
            <text:p>16:35:40</text:p>
          </table:table-cell>
          <table:table-cell office:value-type="time" office:time-value="PT16H35M41S" table:style-name="ce5">
            <text:p>16:35:4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18335299999999999" table:formula="of:=[.C101]/1000*[.E101]" table:style-name="ce1">
            <text:p>0,183353</text:p>
          </table:table-cell>
          <table:table-cell table:number-columns-repeated="16378"/>
        </table:table-row>
        <table:table-row table:style-name="ro2">
          <table:table-cell office:value-type="time" office:time-value="PT16H35M41S" table:style-name="ce5">
            <text:p>16:35:41</text:p>
          </table:table-cell>
          <table:table-cell office:value-type="time" office:time-value="PT16H35M42S" table:style-name="ce5">
            <text:p>16:35:42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102]/1000*[.E102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35M42S" table:style-name="ce5">
            <text:p>16:35:42</text:p>
          </table:table-cell>
          <table:table-cell office:value-type="time" office:time-value="PT16H35M43S" table:style-name="ce5">
            <text:p>16:35:4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103]/1000*[.E103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35M43S" table:style-name="ce5">
            <text:p>16:35:43</text:p>
          </table:table-cell>
          <table:table-cell office:value-type="time" office:time-value="PT16H35M44S" table:style-name="ce5">
            <text:p>16:35:4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104]/1000*[.E104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35M44S" table:style-name="ce5">
            <text:p>16:35:44</text:p>
          </table:table-cell>
          <table:table-cell office:value-type="time" office:time-value="PT16H35M45S" table:style-name="ce5">
            <text:p>16:35:4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105]/1000*[.E105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35M45S" table:style-name="ce5">
            <text:p>16:35:45</text:p>
          </table:table-cell>
          <table:table-cell office:value-type="time" office:time-value="PT16H35M46S" table:style-name="ce5">
            <text:p>16:35:4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5" table:style-name="ce1">
            <text:p>0,105</text:p>
          </table:table-cell>
          <table:table-cell office:value-type="float" office:value="0.10636499999999999" table:formula="of:=[.C106]/1000*[.E106]" table:style-name="ce1">
            <text:p>0,106365</text:p>
          </table:table-cell>
          <table:table-cell table:number-columns-repeated="16378"/>
        </table:table-row>
        <table:table-row table:style-name="ro2">
          <table:table-cell office:value-type="time" office:time-value="PT16H35M46S" table:style-name="ce5">
            <text:p>16:35:46</text:p>
          </table:table-cell>
          <table:table-cell office:value-type="time" office:time-value="PT16H35M47S" table:style-name="ce5">
            <text:p>16:35:4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5" table:style-name="ce1">
            <text:p>0,105</text:p>
          </table:table-cell>
          <table:table-cell office:value-type="float" office:value="0.10636499999999999" table:formula="of:=[.C107]/1000*[.E107]" table:style-name="ce1">
            <text:p>0,106365</text:p>
          </table:table-cell>
          <table:table-cell table:number-columns-repeated="16378"/>
        </table:table-row>
        <table:table-row table:style-name="ro2">
          <table:table-cell office:value-type="time" office:time-value="PT16H35M47S" table:style-name="ce5">
            <text:p>16:35:47</text:p>
          </table:table-cell>
          <table:table-cell office:value-type="time" office:time-value="PT16H35M48S" table:style-name="ce5">
            <text:p>16:35:4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108]/1000*[.E108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35M48S" table:style-name="ce5">
            <text:p>16:35:48</text:p>
          </table:table-cell>
          <table:table-cell office:value-type="time" office:time-value="PT16H35M49S" table:style-name="ce5">
            <text:p>16:35:49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114" table:style-name="ce1">
            <text:p>0,114</text:p>
          </table:table-cell>
          <table:table-cell office:value-type="float" office:value="0.11548199999999999" table:formula="of:=[.C109]/1000*[.E109]" table:style-name="ce1">
            <text:p>0,115482</text:p>
          </table:table-cell>
          <table:table-cell table:number-columns-repeated="16378"/>
        </table:table-row>
        <table:table-row table:style-name="ro2">
          <table:table-cell office:value-type="time" office:time-value="PT16H35M49S" table:style-name="ce5">
            <text:p>16:35:49</text:p>
          </table:table-cell>
          <table:table-cell office:value-type="time" office:time-value="PT16H35M50S" table:style-name="ce5">
            <text:p>16:35:50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110]/1000*[.E110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35M50S" table:style-name="ce5">
            <text:p>16:35:50</text:p>
          </table:table-cell>
          <table:table-cell office:value-type="time" office:time-value="PT16H35M51S" table:style-name="ce5">
            <text:p>16:35:51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111]/1000*[.E111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6H35M51S" table:style-name="ce5">
            <text:p>16:35:51</text:p>
          </table:table-cell>
          <table:table-cell office:value-type="time" office:time-value="PT16H35M52S" table:style-name="ce5">
            <text:p>16:35:5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112]/1000*[.E112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35M52S" table:style-name="ce5">
            <text:p>16:35:52</text:p>
          </table:table-cell>
          <table:table-cell office:value-type="time" office:time-value="PT16H35M53S" table:style-name="ce5">
            <text:p>16:35:5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13]/1000*[.E113]" table:style-name="ce1">
            <text:p>0,089144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11.665300000000002" table:formula="of:=SUM([.F3:.F113])" table:style-name="ce3">
            <text:p>11,6653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2">
            <text:p>Experiment 5</text:p>
          </table:table-cell>
          <table:table-cell table:style-name="ce2"/>
          <table:table-cell table:number-columns-repeated="3" table:style-name="ce3"/>
          <table:table-cell table:style-name="ce1"/>
          <table:table-cell table:number-columns-repeated="16378" table:style-name="ce3"/>
        </table:table-row>
        <table:table-row table:style-name="ro2">
          <table:table-cell office:value-type="time" office:time-value="PT16H37M0S" table:style-name="ce5">
            <text:p>16:37:00</text:p>
          </table:table-cell>
          <table:table-cell office:value-type="time" office:time-value="PT16H37M1S" table:style-name="ce5">
            <text:p>16:37:0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116]/1000*[.E116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6H37M1S" table:style-name="ce5">
            <text:p>16:37:01</text:p>
          </table:table-cell>
          <table:table-cell office:value-type="time" office:time-value="PT16H37M2S" table:style-name="ce5">
            <text:p>16:37:0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17]/1000*[.E117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37M2S" table:style-name="ce5">
            <text:p>16:37:02</text:p>
          </table:table-cell>
          <table:table-cell office:value-type="time" office:time-value="PT16H37M3S" table:style-name="ce5">
            <text:p>16:37:0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9" table:style-name="ce1">
            <text:p>0,109</text:p>
          </table:table-cell>
          <table:table-cell office:value-type="float" office:value="0.11041699999999999" table:formula="of:=[.C118]/1000*[.E118]" table:style-name="ce1">
            <text:p>0,110417</text:p>
          </table:table-cell>
          <table:table-cell table:number-columns-repeated="16378"/>
        </table:table-row>
        <table:table-row table:style-name="ro2">
          <table:table-cell office:value-type="time" office:time-value="PT16H37M3S" table:style-name="ce5">
            <text:p>16:37:03</text:p>
          </table:table-cell>
          <table:table-cell office:value-type="time" office:time-value="PT16H37M4S" table:style-name="ce5">
            <text:p>16:37:0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119]/1000*[.E119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6H37M4S" table:style-name="ce5">
            <text:p>16:37:04</text:p>
          </table:table-cell>
          <table:table-cell office:value-type="time" office:time-value="PT16H37M5S" table:style-name="ce5">
            <text:p>16:37:0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120]/1000*[.E120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37M5S" table:style-name="ce5">
            <text:p>16:37:05</text:p>
          </table:table-cell>
          <table:table-cell office:value-type="time" office:time-value="PT16H37M6S" table:style-name="ce5">
            <text:p>16:37:0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121]/1000*[.E121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6H37M6S" table:style-name="ce5">
            <text:p>16:37:06</text:p>
          </table:table-cell>
          <table:table-cell office:value-type="time" office:time-value="PT16H37M7S" table:style-name="ce5">
            <text:p>16:37:0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40399999999999" table:formula="of:=[.C122]/1000*[.E122]" table:style-name="ce1">
            <text:p>0,109404</text:p>
          </table:table-cell>
          <table:table-cell table:number-columns-repeated="16378"/>
        </table:table-row>
        <table:table-row table:style-name="ro2">
          <table:table-cell office:value-type="time" office:time-value="PT16H37M7S" table:style-name="ce5">
            <text:p>16:37:07</text:p>
          </table:table-cell>
          <table:table-cell office:value-type="time" office:time-value="PT16H37M8S" table:style-name="ce5">
            <text:p>16:37:08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40400000000001" table:formula="of:=[.C123]/1000*[.E123]" table:style-name="ce1">
            <text:p>0,118404</text:p>
          </table:table-cell>
          <table:table-cell table:number-columns-repeated="16378"/>
        </table:table-row>
        <table:table-row table:style-name="ro2">
          <table:table-cell office:value-type="time" office:time-value="PT16H37M8S" table:style-name="ce5">
            <text:p>16:37:08</text:p>
          </table:table-cell>
          <table:table-cell office:value-type="time" office:time-value="PT16H37M9S" table:style-name="ce5">
            <text:p>16:37:09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124]/1000*[.E124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37M9S" table:style-name="ce5">
            <text:p>16:37:09</text:p>
          </table:table-cell>
          <table:table-cell office:value-type="time" office:time-value="PT16H37M10S" table:style-name="ce5">
            <text:p>16:37:10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42799999999999" table:formula="of:=[.C125]/1000*[.E125]" table:style-name="ce1">
            <text:p>0,120428</text:p>
          </table:table-cell>
          <table:table-cell table:number-columns-repeated="16378"/>
        </table:table-row>
        <table:table-row table:style-name="ro2">
          <table:table-cell office:value-type="time" office:time-value="PT16H37M10S" table:style-name="ce5">
            <text:p>16:37:10</text:p>
          </table:table-cell>
          <table:table-cell office:value-type="time" office:time-value="PT16H37M11S" table:style-name="ce5">
            <text:p>16:37:1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126]/1000*[.E126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37M11S" table:style-name="ce5">
            <text:p>16:37:11</text:p>
          </table:table-cell>
          <table:table-cell office:value-type="time" office:time-value="PT16H37M12S" table:style-name="ce5">
            <text:p>16:37:1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127]/1000*[.E127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6H37M12S" table:style-name="ce5">
            <text:p>16:37:12</text:p>
          </table:table-cell>
          <table:table-cell office:value-type="time" office:time-value="PT16H37M13S" table:style-name="ce5">
            <text:p>16:37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128]/1000*[.E128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37M13S" table:style-name="ce5">
            <text:p>16:37:13</text:p>
          </table:table-cell>
          <table:table-cell office:value-type="time" office:time-value="PT16H37M14S" table:style-name="ce5">
            <text:p>16:37:1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129]/1000*[.E129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6H37M14S" table:style-name="ce5">
            <text:p>16:37:14</text:p>
          </table:table-cell>
          <table:table-cell office:value-type="time" office:time-value="PT16H37M15S" table:style-name="ce5">
            <text:p>16:37:1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30]/1000*[.E130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37M15S" table:style-name="ce5">
            <text:p>16:37:15</text:p>
          </table:table-cell>
          <table:table-cell office:value-type="time" office:time-value="PT16H37M16S" table:style-name="ce5">
            <text:p>16:37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131]/1000*[.E131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37M16S" table:style-name="ce5">
            <text:p>16:37:16</text:p>
          </table:table-cell>
          <table:table-cell office:value-type="time" office:time-value="PT16H37M17S" table:style-name="ce5">
            <text:p>16:37:1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8" table:style-name="ce1">
            <text:p>0,128</text:p>
          </table:table-cell>
          <table:table-cell office:value-type="float" office:value="0.12953600000000001" table:formula="of:=[.C132]/1000*[.E132]" table:style-name="ce1">
            <text:p>0,129536</text:p>
          </table:table-cell>
          <table:table-cell table:number-columns-repeated="16378"/>
        </table:table-row>
        <table:table-row table:style-name="ro2">
          <table:table-cell office:value-type="time" office:time-value="PT16H37M17S" table:style-name="ce5">
            <text:p>16:37:17</text:p>
          </table:table-cell>
          <table:table-cell office:value-type="time" office:time-value="PT16H37M18S" table:style-name="ce5">
            <text:p>16:37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7899999999999999" table:style-name="ce1">
            <text:p>0,179</text:p>
          </table:table-cell>
          <table:table-cell office:value-type="float" office:value="0.181148" table:formula="of:=[.C133]/1000*[.E133]" table:style-name="ce1">
            <text:p>0,181148</text:p>
          </table:table-cell>
          <table:table-cell table:number-columns-repeated="16378"/>
        </table:table-row>
        <table:table-row table:style-name="ro2">
          <table:table-cell office:value-type="time" office:time-value="PT16H37M18S" table:style-name="ce5">
            <text:p>16:37:18</text:p>
          </table:table-cell>
          <table:table-cell office:value-type="time" office:time-value="PT16H37M19S" table:style-name="ce5">
            <text:p>16:37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134]/1000*[.E134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37M19S" table:style-name="ce5">
            <text:p>16:37:19</text:p>
          </table:table-cell>
          <table:table-cell office:value-type="time" office:time-value="PT16H37M20S" table:style-name="ce5">
            <text:p>16:37:2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" table:style-name="ce1">
            <text:p>0,11</text:p>
          </table:table-cell>
          <table:table-cell office:value-type="float" office:value="0.11142999999999999" table:formula="of:=[.C135]/1000*[.E135]" table:style-name="ce1">
            <text:p>0,11143</text:p>
          </table:table-cell>
          <table:table-cell table:number-columns-repeated="16378"/>
        </table:table-row>
        <table:table-row table:style-name="ro2">
          <table:table-cell office:value-type="time" office:time-value="PT16H37M20S" table:style-name="ce5">
            <text:p>16:37:20</text:p>
          </table:table-cell>
          <table:table-cell office:value-type="time" office:time-value="PT16H37M22S" table:style-name="ce5">
            <text:p>16:37:2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136]/1000*[.E136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37M22S" table:style-name="ce5">
            <text:p>16:37:22</text:p>
          </table:table-cell>
          <table:table-cell office:value-type="time" office:time-value="PT16H37M23S" table:style-name="ce5">
            <text:p>16:37:2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42999999999999" table:formula="of:=[.C137]/1000*[.E137]" table:style-name="ce1">
            <text:p>0,11143</text:p>
          </table:table-cell>
          <table:table-cell table:number-columns-repeated="16378"/>
        </table:table-row>
        <table:table-row table:style-name="ro2">
          <table:table-cell office:value-type="time" office:time-value="PT16H37M23S" table:style-name="ce5">
            <text:p>16:37:23</text:p>
          </table:table-cell>
          <table:table-cell office:value-type="time" office:time-value="PT16H37M24S" table:style-name="ce5">
            <text:p>16:37:2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42799999999999" table:formula="of:=[.C138]/1000*[.E138]" table:style-name="ce1">
            <text:p>0,120428</text:p>
          </table:table-cell>
          <table:table-cell table:number-columns-repeated="16378"/>
        </table:table-row>
        <table:table-row table:style-name="ro2">
          <table:table-cell office:value-type="time" office:time-value="PT16H37M24S" table:style-name="ce5">
            <text:p>16:37:24</text:p>
          </table:table-cell>
          <table:table-cell office:value-type="time" office:time-value="PT16H37M25S" table:style-name="ce5">
            <text:p>16:37:2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139]/1000*[.E139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6H37M25S" table:style-name="ce5">
            <text:p>16:37:25</text:p>
          </table:table-cell>
          <table:table-cell office:value-type="time" office:time-value="PT16H37M26S" table:style-name="ce5">
            <text:p>16:37:2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140]/1000*[.E140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6H37M26S" table:style-name="ce5">
            <text:p>16:37:26</text:p>
          </table:table-cell>
          <table:table-cell office:value-type="time" office:time-value="PT16H37M27S" table:style-name="ce5">
            <text:p>16:37:2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141]/1000*[.E141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37M27S" table:style-name="ce5">
            <text:p>16:37:27</text:p>
          </table:table-cell>
          <table:table-cell office:value-type="time" office:time-value="PT16H37M28S" table:style-name="ce5">
            <text:p>16:37:2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142]/1000*[.E142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37M28S" table:style-name="ce5">
            <text:p>16:37:28</text:p>
          </table:table-cell>
          <table:table-cell office:value-type="time" office:time-value="PT16H37M29S" table:style-name="ce5">
            <text:p>16:37:2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143]/1000*[.E143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37M29S" table:style-name="ce5">
            <text:p>16:37:29</text:p>
          </table:table-cell>
          <table:table-cell office:value-type="time" office:time-value="PT16H37M30S" table:style-name="ce5">
            <text:p>16:37:3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144]/1000*[.E144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6H37M30S" table:style-name="ce5">
            <text:p>16:37:30</text:p>
          </table:table-cell>
          <table:table-cell office:value-type="time" office:time-value="PT16H37M31S" table:style-name="ce5">
            <text:p>16:37:3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2" table:style-name="ce1">
            <text:p>0,112</text:p>
          </table:table-cell>
          <table:table-cell office:value-type="float" office:value="0.113344" table:formula="of:=[.C145]/1000*[.E145]" table:style-name="ce1">
            <text:p>0,113344</text:p>
          </table:table-cell>
          <table:table-cell table:number-columns-repeated="16378"/>
        </table:table-row>
        <table:table-row table:style-name="ro2">
          <table:table-cell office:value-type="time" office:time-value="PT16H37M31S" table:style-name="ce5">
            <text:p>16:37:31</text:p>
          </table:table-cell>
          <table:table-cell office:value-type="time" office:time-value="PT16H37M32S" table:style-name="ce5">
            <text:p>16:37:3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146]/1000*[.E146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37M32S" table:style-name="ce5">
            <text:p>16:37:32</text:p>
          </table:table-cell>
          <table:table-cell office:value-type="time" office:time-value="PT16H37M33S" table:style-name="ce5">
            <text:p>16:37:3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147]/1000*[.E147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6H37M33S" table:style-name="ce5">
            <text:p>16:37:33</text:p>
          </table:table-cell>
          <table:table-cell office:value-type="time" office:time-value="PT16H37M34S" table:style-name="ce5">
            <text:p>16:37:34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25" table:style-name="ce1">
            <text:p>0,125</text:p>
          </table:table-cell>
          <table:table-cell office:value-type="float" office:value="0.12662499999999999" table:formula="of:=[.C148]/1000*[.E148]" table:style-name="ce1">
            <text:p>0,126625</text:p>
          </table:table-cell>
          <table:table-cell table:number-columns-repeated="16378"/>
        </table:table-row>
        <table:table-row table:style-name="ro2">
          <table:table-cell office:value-type="time" office:time-value="PT16H37M34S" table:style-name="ce5">
            <text:p>16:37:34</text:p>
          </table:table-cell>
          <table:table-cell office:value-type="time" office:time-value="PT16H37M35S" table:style-name="ce5">
            <text:p>16:37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149]/1000*[.E149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6H37M35S" table:style-name="ce5">
            <text:p>16:37:35</text:p>
          </table:table-cell>
          <table:table-cell office:value-type="time" office:time-value="PT16H37M36S" table:style-name="ce5">
            <text:p>16:37:3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5" table:style-name="ce1">
            <text:p>0,105</text:p>
          </table:table-cell>
          <table:table-cell office:value-type="float" office:value="0.10625999999999999" table:formula="of:=[.C150]/1000*[.E150]" table:style-name="ce1">
            <text:p>0,10626</text:p>
          </table:table-cell>
          <table:table-cell table:number-columns-repeated="16378"/>
        </table:table-row>
        <table:table-row table:style-name="ro2">
          <table:table-cell office:value-type="time" office:time-value="PT16H37M36S" table:style-name="ce5">
            <text:p>16:37:36</text:p>
          </table:table-cell>
          <table:table-cell office:value-type="time" office:time-value="PT16H37M37S" table:style-name="ce5">
            <text:p>16:37:3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151]/1000*[.E151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6H37M37S" table:style-name="ce5">
            <text:p>16:37:37</text:p>
          </table:table-cell>
          <table:table-cell office:value-type="time" office:time-value="PT16H37M38S" table:style-name="ce5">
            <text:p>16:37:3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152]/1000*[.E152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6H37M38S" table:style-name="ce5">
            <text:p>16:37:38</text:p>
          </table:table-cell>
          <table:table-cell office:value-type="time" office:time-value="PT16H37M39S" table:style-name="ce5">
            <text:p>16:37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153]/1000*[.E153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37M39S" table:style-name="ce5">
            <text:p>16:37:39</text:p>
          </table:table-cell>
          <table:table-cell office:value-type="time" office:time-value="PT16H37M40S" table:style-name="ce5">
            <text:p>16:37:4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154]/1000*[.E154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6H37M40S" table:style-name="ce5">
            <text:p>16:37:40</text:p>
          </table:table-cell>
          <table:table-cell office:value-type="time" office:time-value="PT16H37M41S" table:style-name="ce5">
            <text:p>16:37:4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236" table:formula="of:=[.C155]/1000*[.E155]" table:style-name="ce1">
            <text:p>0,104236</text:p>
          </table:table-cell>
          <table:table-cell table:number-columns-repeated="16378"/>
        </table:table-row>
        <table:table-row table:style-name="ro2">
          <table:table-cell office:value-type="time" office:time-value="PT16H37M41S" table:style-name="ce5">
            <text:p>16:37:41</text:p>
          </table:table-cell>
          <table:table-cell office:value-type="time" office:time-value="PT16H37M42S" table:style-name="ce5">
            <text:p>16:37:4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156]/1000*[.E156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6H37M42S" table:style-name="ce5">
            <text:p>16:37:42</text:p>
          </table:table-cell>
          <table:table-cell office:value-type="time" office:time-value="PT16H37M43S" table:style-name="ce5">
            <text:p>16:37:4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157]/1000*[.E157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37M43S" table:style-name="ce5">
            <text:p>16:37:43</text:p>
          </table:table-cell>
          <table:table-cell office:value-type="time" office:time-value="PT16H37M44S" table:style-name="ce5">
            <text:p>16:37:4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158]/1000*[.E158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6H37M44S" table:style-name="ce5">
            <text:p>16:37:44</text:p>
          </table:table-cell>
          <table:table-cell office:value-type="time" office:time-value="PT16H37M45S" table:style-name="ce5">
            <text:p>16:37:4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5" table:style-name="ce1">
            <text:p>0,105</text:p>
          </table:table-cell>
          <table:table-cell office:value-type="float" office:value="0.10625999999999999" table:formula="of:=[.C159]/1000*[.E159]" table:style-name="ce1">
            <text:p>0,10626</text:p>
          </table:table-cell>
          <table:table-cell table:number-columns-repeated="16378"/>
        </table:table-row>
        <table:table-row table:style-name="ro2">
          <table:table-cell office:value-type="time" office:time-value="PT16H37M45S" table:style-name="ce5">
            <text:p>16:37:45</text:p>
          </table:table-cell>
          <table:table-cell office:value-type="time" office:time-value="PT16H37M46S" table:style-name="ce5">
            <text:p>16:37:4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40399999999999" table:formula="of:=[.C160]/1000*[.E160]" table:style-name="ce1">
            <text:p>0,109404</text:p>
          </table:table-cell>
          <table:table-cell table:number-columns-repeated="16378"/>
        </table:table-row>
        <table:table-row table:style-name="ro2">
          <table:table-cell office:value-type="time" office:time-value="PT16H37M46S" table:style-name="ce5">
            <text:p>16:37:46</text:p>
          </table:table-cell>
          <table:table-cell office:value-type="time" office:time-value="PT16H37M47S" table:style-name="ce5">
            <text:p>16:37:4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61]/1000*[.E161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37M47S" table:style-name="ce5">
            <text:p>16:37:47</text:p>
          </table:table-cell>
          <table:table-cell office:value-type="time" office:time-value="PT16H37M48S" table:style-name="ce5">
            <text:p>16:37:4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162]/1000*[.E162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6H37M48S" table:style-name="ce5">
            <text:p>16:37:48</text:p>
          </table:table-cell>
          <table:table-cell office:value-type="time" office:time-value="PT16H37M49S" table:style-name="ce5">
            <text:p>16:37:4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163]/1000*[.E163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37M49S" table:style-name="ce5">
            <text:p>16:37:49</text:p>
          </table:table-cell>
          <table:table-cell office:value-type="time" office:time-value="PT16H37M50S" table:style-name="ce5">
            <text:p>16:37:5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164]/1000*[.E164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37M50S" table:style-name="ce5">
            <text:p>16:37:50</text:p>
          </table:table-cell>
          <table:table-cell office:value-type="time" office:time-value="PT16H37M51S" table:style-name="ce5">
            <text:p>16:37:51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33899999999999" table:formula="of:=[.C165]/1000*[.E165]" table:style-name="ce1">
            <text:p>0,104339</text:p>
          </table:table-cell>
          <table:table-cell table:number-columns-repeated="16378"/>
        </table:table-row>
        <table:table-row table:style-name="ro2">
          <table:table-cell office:value-type="time" office:time-value="PT16H37M51S" table:style-name="ce5">
            <text:p>16:37:51</text:p>
          </table:table-cell>
          <table:table-cell office:value-type="time" office:time-value="PT16H37M52S" table:style-name="ce5">
            <text:p>16:37:5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166]/1000*[.E166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37M52S" table:style-name="ce5">
            <text:p>16:37:52</text:p>
          </table:table-cell>
          <table:table-cell office:value-type="time" office:time-value="PT16H37M53S" table:style-name="ce5">
            <text:p>16:37:53</text:p>
          </table:table-cell>
          <table:table-cell office:value-type="float" office:value="1016" table:style-name="ce1">
            <text:p>1016</text:p>
          </table:table-cell>
          <table:table-cell office:value-type="float" office:value="0.246" table:style-name="ce1">
            <text:p>0,246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535999999999998E-2" table:formula="of:=[.C167]/1000*[.E167]" table:style-name="ce1">
            <text:p>0,097536</text:p>
          </table:table-cell>
          <table:table-cell table:number-columns-repeated="16378"/>
        </table:table-row>
        <table:table-row table:style-name="ro2">
          <table:table-cell office:value-type="time" office:time-value="PT16H37M53S" table:style-name="ce5">
            <text:p>16:37:53</text:p>
          </table:table-cell>
          <table:table-cell office:value-type="time" office:time-value="PT16H37M54S" table:style-name="ce5">
            <text:p>16:37:5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168]/1000*[.E168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6H37M54S" table:style-name="ce5">
            <text:p>16:37:54</text:p>
          </table:table-cell>
          <table:table-cell office:value-type="time" office:time-value="PT16H37M55S" table:style-name="ce5">
            <text:p>16:37:55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0.156" table:style-name="ce1">
            <text:p>0,156</text:p>
          </table:table-cell>
          <table:table-cell office:value-type="float" office:value="0.15818399999999999" table:formula="of:=[.C169]/1000*[.E169]" table:style-name="ce1">
            <text:p>0,158184</text:p>
          </table:table-cell>
          <table:table-cell table:number-columns-repeated="16378"/>
        </table:table-row>
        <table:table-row table:style-name="ro2">
          <table:table-cell office:value-type="time" office:time-value="PT16H37M55S" table:style-name="ce5">
            <text:p>16:37:55</text:p>
          </table:table-cell>
          <table:table-cell office:value-type="time" office:time-value="PT16H37M56S" table:style-name="ce5">
            <text:p>16:37:5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7" table:style-name="ce1">
            <text:p>0,107</text:p>
          </table:table-cell>
          <table:table-cell office:value-type="float" office:value="0.10828400000000001" table:formula="of:=[.C170]/1000*[.E170]" table:style-name="ce1">
            <text:p>0,108284</text:p>
          </table:table-cell>
          <table:table-cell table:number-columns-repeated="16378"/>
        </table:table-row>
        <table:table-row table:style-name="ro2">
          <table:table-cell office:value-type="time" office:time-value="PT16H37M56S" table:style-name="ce5">
            <text:p>16:37:56</text:p>
          </table:table-cell>
          <table:table-cell office:value-type="time" office:time-value="PT16H37M57S" table:style-name="ce5">
            <text:p>16:37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171]/1000*[.E171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37M57S" table:style-name="ce5">
            <text:p>16:37:57</text:p>
          </table:table-cell>
          <table:table-cell office:value-type="time" office:time-value="PT16H37M58S" table:style-name="ce5">
            <text:p>16:37:5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4587199999999997" table:formula="of:=[.C172]/1000*[.E172]" table:style-name="ce1">
            <text:p>0,145872</text:p>
          </table:table-cell>
          <table:table-cell table:number-columns-repeated="16378"/>
        </table:table-row>
        <table:table-row table:style-name="ro2">
          <table:table-cell office:value-type="time" office:time-value="PT16H37M58S" table:style-name="ce5">
            <text:p>16:37:58</text:p>
          </table:table-cell>
          <table:table-cell office:value-type="time" office:time-value="PT16H37M59S" table:style-name="ce5">
            <text:p>16:37:5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173]/1000*[.E173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6H37M59S" table:style-name="ce5">
            <text:p>16:37:59</text:p>
          </table:table-cell>
          <table:table-cell office:value-type="time" office:time-value="PT16H38M0S" table:style-name="ce5">
            <text:p>16:38:0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174]/1000*[.E174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6H38M0S" table:style-name="ce5">
            <text:p>16:38:00</text:p>
          </table:table-cell>
          <table:table-cell office:value-type="time" office:time-value="PT16H38M1S" table:style-name="ce5">
            <text:p>16:38:0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175]/1000*[.E175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38M1S" table:style-name="ce5">
            <text:p>16:38:01</text:p>
          </table:table-cell>
          <table:table-cell office:value-type="time" office:time-value="PT16H38M2S" table:style-name="ce5">
            <text:p>16:38:0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176]/1000*[.E176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38M2S" table:style-name="ce5">
            <text:p>16:38:02</text:p>
          </table:table-cell>
          <table:table-cell office:value-type="time" office:time-value="PT16H38M3S" table:style-name="ce5">
            <text:p>16:38:0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273999999999987E-2" table:formula="of:=[.C177]/1000*[.E177]" table:style-name="ce1">
            <text:p>0,099274</text:p>
          </table:table-cell>
          <table:table-cell table:number-columns-repeated="16378"/>
        </table:table-row>
        <table:table-row table:style-name="ro2">
          <table:table-cell office:value-type="time" office:time-value="PT16H38M3S" table:style-name="ce5">
            <text:p>16:38:03</text:p>
          </table:table-cell>
          <table:table-cell office:value-type="time" office:time-value="PT16H38M4S" table:style-name="ce5">
            <text:p>16:38:0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178]/1000*[.E178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38M4S" table:style-name="ce5">
            <text:p>16:38:04</text:p>
          </table:table-cell>
          <table:table-cell office:value-type="time" office:time-value="PT16H38M5S" table:style-name="ce5">
            <text:p>16:38:0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179]/1000*[.E179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38M5S" table:style-name="ce5">
            <text:p>16:38:05</text:p>
          </table:table-cell>
          <table:table-cell office:value-type="time" office:time-value="PT16H38M6S" table:style-name="ce5">
            <text:p>16:38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180]/1000*[.E180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6H38M6S" table:style-name="ce5">
            <text:p>16:38:06</text:p>
          </table:table-cell>
          <table:table-cell office:value-type="time" office:time-value="PT16H38M7S" table:style-name="ce5">
            <text:p>16:38:07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81]/1000*[.E181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38M7S" table:style-name="ce5">
            <text:p>16:38:07</text:p>
          </table:table-cell>
          <table:table-cell office:value-type="time" office:time-value="PT16H38M8S" table:style-name="ce5">
            <text:p>16:38:0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4" table:style-name="ce1">
            <text:p>0,104</text:p>
          </table:table-cell>
          <table:table-cell office:value-type="float" office:value="0.10535199999999999" table:formula="of:=[.C182]/1000*[.E182]" table:style-name="ce1">
            <text:p>0,105352</text:p>
          </table:table-cell>
          <table:table-cell table:number-columns-repeated="16378"/>
        </table:table-row>
        <table:table-row table:style-name="ro2">
          <table:table-cell office:value-type="time" office:time-value="PT16H38M8S" table:style-name="ce5">
            <text:p>16:38:08</text:p>
          </table:table-cell>
          <table:table-cell office:value-type="time" office:time-value="PT16H38M9S" table:style-name="ce5">
            <text:p>16:38:0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183]/1000*[.E183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6H38M9S" table:style-name="ce5">
            <text:p>16:38:09</text:p>
          </table:table-cell>
          <table:table-cell office:value-type="time" office:time-value="PT16H38M10S" table:style-name="ce5">
            <text:p>16:38:1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184]/1000*[.E184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6H38M10S" table:style-name="ce5">
            <text:p>16:38:10</text:p>
          </table:table-cell>
          <table:table-cell office:value-type="time" office:time-value="PT16H38M11S" table:style-name="ce5">
            <text:p>16:38:1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85]/1000*[.E185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38M11S" table:style-name="ce5">
            <text:p>16:38:11</text:p>
          </table:table-cell>
          <table:table-cell office:value-type="time" office:time-value="PT16H38M12S" table:style-name="ce5">
            <text:p>16:38:1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186]/1000*[.E186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38M12S" table:style-name="ce5">
            <text:p>16:38:12</text:p>
          </table:table-cell>
          <table:table-cell office:value-type="time" office:time-value="PT16H38M13S" table:style-name="ce5">
            <text:p>16:38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187]/1000*[.E187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38M13S" table:style-name="ce5">
            <text:p>16:38:13</text:p>
          </table:table-cell>
          <table:table-cell office:value-type="time" office:time-value="PT16H38M14S" table:style-name="ce5">
            <text:p>16:38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188]/1000*[.E188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38M14S" table:style-name="ce5">
            <text:p>16:38:14</text:p>
          </table:table-cell>
          <table:table-cell office:value-type="time" office:time-value="PT16H38M15S" table:style-name="ce5">
            <text:p>16:38:1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189]/1000*[.E189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38M15S" table:style-name="ce5">
            <text:p>16:38:15</text:p>
          </table:table-cell>
          <table:table-cell office:value-type="time" office:time-value="PT16H38M16S" table:style-name="ce5">
            <text:p>16:38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190]/1000*[.E190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38M16S" table:style-name="ce5">
            <text:p>16:38:16</text:p>
          </table:table-cell>
          <table:table-cell office:value-type="time" office:time-value="PT16H38M17S" table:style-name="ce5">
            <text:p>16:38:1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191]/1000*[.E191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38M17S" table:style-name="ce5">
            <text:p>16:38:17</text:p>
          </table:table-cell>
          <table:table-cell office:value-type="time" office:time-value="PT16H38M18S" table:style-name="ce5">
            <text:p>16:38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39200000000001" table:formula="of:=[.C192]/1000*[.E192]" table:style-name="ce1">
            <text:p>0,117392</text:p>
          </table:table-cell>
          <table:table-cell table:number-columns-repeated="16378"/>
        </table:table-row>
        <table:table-row table:style-name="ro2">
          <table:table-cell office:value-type="time" office:time-value="PT16H38M18S" table:style-name="ce5">
            <text:p>16:38:18</text:p>
          </table:table-cell>
          <table:table-cell office:value-type="time" office:time-value="PT16H38M19S" table:style-name="ce5">
            <text:p>16:38:1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193]/1000*[.E193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38M19S" table:style-name="ce5">
            <text:p>16:38:19</text:p>
          </table:table-cell>
          <table:table-cell office:value-type="time" office:time-value="PT16H38M21S" table:style-name="ce5">
            <text:p>16:38:2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194]/1000*[.E194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38M21S" table:style-name="ce5">
            <text:p>16:38:21</text:p>
          </table:table-cell>
          <table:table-cell office:value-type="time" office:time-value="PT16H38M22S" table:style-name="ce5">
            <text:p>16:38:2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195]/1000*[.E195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38M22S" table:style-name="ce5">
            <text:p>16:38:22</text:p>
          </table:table-cell>
          <table:table-cell office:value-type="time" office:time-value="PT16H38M23S" table:style-name="ce5">
            <text:p>16:38:23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196]/1000*[.E196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38M23S" table:style-name="ce5">
            <text:p>16:38:23</text:p>
          </table:table-cell>
          <table:table-cell office:value-type="time" office:time-value="PT16H38M24S" table:style-name="ce5">
            <text:p>16:38:2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197]/1000*[.E197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6H38M24S" table:style-name="ce5">
            <text:p>16:38:24</text:p>
          </table:table-cell>
          <table:table-cell office:value-type="time" office:time-value="PT16H38M25S" table:style-name="ce5">
            <text:p>16:38:25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198]/1000*[.E198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38M25S" table:style-name="ce5">
            <text:p>16:38:25</text:p>
          </table:table-cell>
          <table:table-cell office:value-type="time" office:time-value="PT16H38M26S" table:style-name="ce5">
            <text:p>16:38:2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199]/1000*[.E199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6H38M26S" table:style-name="ce5">
            <text:p>16:38:26</text:p>
          </table:table-cell>
          <table:table-cell office:value-type="time" office:time-value="PT16H38M27S" table:style-name="ce5">
            <text:p>16:38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200]/1000*[.E200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6H38M27S" table:style-name="ce5">
            <text:p>16:38:27</text:p>
          </table:table-cell>
          <table:table-cell office:value-type="time" office:time-value="PT16H38M28S" table:style-name="ce5">
            <text:p>16:38:2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201]/1000*[.E201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6H38M28S" table:style-name="ce5">
            <text:p>16:38:28</text:p>
          </table:table-cell>
          <table:table-cell office:value-type="time" office:time-value="PT16H38M29S" table:style-name="ce5">
            <text:p>16:38:2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202]/1000*[.E202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38M29S" table:style-name="ce5">
            <text:p>16:38:29</text:p>
          </table:table-cell>
          <table:table-cell office:value-type="time" office:time-value="PT16H38M30S" table:style-name="ce5">
            <text:p>16:38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203]/1000*[.E203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38M30S" table:style-name="ce5">
            <text:p>16:38:30</text:p>
          </table:table-cell>
          <table:table-cell office:value-type="time" office:time-value="PT16H38M31S" table:style-name="ce5">
            <text:p>16:38:3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204]/1000*[.E204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6H38M31S" table:style-name="ce5">
            <text:p>16:38:31</text:p>
          </table:table-cell>
          <table:table-cell office:value-type="time" office:time-value="PT16H38M32S" table:style-name="ce5">
            <text:p>16:38:3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05]/1000*[.E205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38M32S" table:style-name="ce5">
            <text:p>16:38:32</text:p>
          </table:table-cell>
          <table:table-cell office:value-type="time" office:time-value="PT16H38M33S" table:style-name="ce5">
            <text:p>16:38:3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42999999999999" table:formula="of:=[.C206]/1000*[.E206]" table:style-name="ce1">
            <text:p>0,11143</text:p>
          </table:table-cell>
          <table:table-cell table:number-columns-repeated="16378"/>
        </table:table-row>
        <table:table-row table:style-name="ro2">
          <table:table-cell office:value-type="time" office:time-value="PT16H38M33S" table:style-name="ce5">
            <text:p>16:38:33</text:p>
          </table:table-cell>
          <table:table-cell office:value-type="time" office:time-value="PT16H38M34S" table:style-name="ce5">
            <text:p>16:38:3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42999999999999" table:formula="of:=[.C207]/1000*[.E207]" table:style-name="ce1">
            <text:p>0,11143</text:p>
          </table:table-cell>
          <table:table-cell table:number-columns-repeated="16378"/>
        </table:table-row>
        <table:table-row table:style-name="ro2">
          <table:table-cell office:value-type="time" office:time-value="PT16H38M34S" table:style-name="ce5">
            <text:p>16:38:34</text:p>
          </table:table-cell>
          <table:table-cell office:value-type="time" office:time-value="PT16H38M35S" table:style-name="ce5">
            <text:p>16:38:3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208]/1000*[.E208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6H38M35S" table:style-name="ce5">
            <text:p>16:38:35</text:p>
          </table:table-cell>
          <table:table-cell office:value-type="time" office:time-value="PT16H38M36S" table:style-name="ce5">
            <text:p>16:38:3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209]/1000*[.E209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6H38M36S" table:style-name="ce5">
            <text:p>16:38:36</text:p>
          </table:table-cell>
          <table:table-cell office:value-type="time" office:time-value="PT16H38M37S" table:style-name="ce5">
            <text:p>16:38:3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210]/1000*[.E210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38M37S" table:style-name="ce5">
            <text:p>16:38:37</text:p>
          </table:table-cell>
          <table:table-cell office:value-type="time" office:time-value="PT16H38M38S" table:style-name="ce5">
            <text:p>16:38:38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11]/1000*[.E211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38M38S" table:style-name="ce5">
            <text:p>16:38:38</text:p>
          </table:table-cell>
          <table:table-cell office:value-type="time" office:time-value="PT16H38M39S" table:style-name="ce5">
            <text:p>16:38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212]/1000*[.E212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38M39S" table:style-name="ce5">
            <text:p>16:38:39</text:p>
          </table:table-cell>
          <table:table-cell office:value-type="time" office:time-value="PT16H38M40S" table:style-name="ce5">
            <text:p>16:38:4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213]/1000*[.E213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38M40S" table:style-name="ce5">
            <text:p>16:38:40</text:p>
          </table:table-cell>
          <table:table-cell office:value-type="time" office:time-value="PT16H38M41S" table:style-name="ce5">
            <text:p>16:38:4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214]/1000*[.E214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38M41S" table:style-name="ce5">
            <text:p>16:38:41</text:p>
          </table:table-cell>
          <table:table-cell office:value-type="time" office:time-value="PT16H38M42S" table:style-name="ce5">
            <text:p>16:38:4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215]/1000*[.E215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38M42S" table:style-name="ce5">
            <text:p>16:38:42</text:p>
          </table:table-cell>
          <table:table-cell office:value-type="time" office:time-value="PT16H38M43S" table:style-name="ce5">
            <text:p>16:38:4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216]/1000*[.E216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38M43S" table:style-name="ce5">
            <text:p>16:38:43</text:p>
          </table:table-cell>
          <table:table-cell office:value-type="time" office:time-value="PT16H38M44S" table:style-name="ce5">
            <text:p>16:38:4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40400000000001" table:formula="of:=[.C217]/1000*[.E217]" table:style-name="ce1">
            <text:p>0,118404</text:p>
          </table:table-cell>
          <table:table-cell table:number-columns-repeated="16378"/>
        </table:table-row>
        <table:table-row table:style-name="ro2">
          <table:table-cell office:value-type="time" office:time-value="PT16H38M44S" table:style-name="ce5">
            <text:p>16:38:44</text:p>
          </table:table-cell>
          <table:table-cell office:value-type="time" office:time-value="PT16H38M45S" table:style-name="ce5">
            <text:p>16:38:4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18]/1000*[.E218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38M45S" table:style-name="ce5">
            <text:p>16:38:45</text:p>
          </table:table-cell>
          <table:table-cell office:value-type="time" office:time-value="PT16H38M46S" table:style-name="ce5">
            <text:p>16:38:4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219]/1000*[.E219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6H38M46S" table:style-name="ce5">
            <text:p>16:38:46</text:p>
          </table:table-cell>
          <table:table-cell office:value-type="time" office:time-value="PT16H38M47S" table:style-name="ce5">
            <text:p>16:38:47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220]/1000*[.E220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38M47S" table:style-name="ce5">
            <text:p>16:38:47</text:p>
          </table:table-cell>
          <table:table-cell office:value-type="time" office:time-value="PT16H38M48S" table:style-name="ce5">
            <text:p>16:38:4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221]/1000*[.E221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6H38M48S" table:style-name="ce5">
            <text:p>16:38:48</text:p>
          </table:table-cell>
          <table:table-cell office:value-type="time" office:time-value="PT16H38M49S" table:style-name="ce5">
            <text:p>16:38:4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222]/1000*[.E222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6H38M49S" table:style-name="ce5">
            <text:p>16:38:49</text:p>
          </table:table-cell>
          <table:table-cell office:value-type="time" office:time-value="PT16H38M50S" table:style-name="ce5">
            <text:p>16:38:50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223]/1000*[.E223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6H38M50S" table:style-name="ce5">
            <text:p>16:38:50</text:p>
          </table:table-cell>
          <table:table-cell office:value-type="time" office:time-value="PT16H38M51S" table:style-name="ce5">
            <text:p>16:38:5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224]/1000*[.E224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6H38M51S" table:style-name="ce5">
            <text:p>16:38:51</text:p>
          </table:table-cell>
          <table:table-cell office:value-type="time" office:time-value="PT16H38M52S" table:style-name="ce5">
            <text:p>16:38:52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225]/1000*[.E225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6H38M52S" table:style-name="ce5">
            <text:p>16:38:52</text:p>
          </table:table-cell>
          <table:table-cell office:value-type="time" office:time-value="PT16H38M53S" table:style-name="ce5">
            <text:p>16:38:53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26]/1000*[.E226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38M53S" table:style-name="ce5">
            <text:p>16:38:53</text:p>
          </table:table-cell>
          <table:table-cell office:value-type="time" office:time-value="PT16H38M54S" table:style-name="ce5">
            <text:p>16:38:5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227]/1000*[.E227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6H38M54S" table:style-name="ce5">
            <text:p>16:38:54</text:p>
          </table:table-cell>
          <table:table-cell office:value-type="time" office:time-value="PT16H38M55S" table:style-name="ce5">
            <text:p>16:38:5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28]/1000*[.E228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38M55S" table:style-name="ce5">
            <text:p>16:38:55</text:p>
          </table:table-cell>
          <table:table-cell office:value-type="time" office:time-value="PT16H38M56S" table:style-name="ce5">
            <text:p>16:38:5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229]/1000*[.E229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38M56S" table:style-name="ce5">
            <text:p>16:38:56</text:p>
          </table:table-cell>
          <table:table-cell office:value-type="time" office:time-value="PT16H38M57S" table:style-name="ce5">
            <text:p>16:38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230]/1000*[.E230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38M57S" table:style-name="ce5">
            <text:p>16:38:57</text:p>
          </table:table-cell>
          <table:table-cell office:value-type="time" office:time-value="PT16H38M58S" table:style-name="ce5">
            <text:p>16:38:5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0.135742" table:formula="of:=[.C231]/1000*[.E231]" table:style-name="ce1">
            <text:p>0,135742</text:p>
          </table:table-cell>
          <table:table-cell table:number-columns-repeated="16378"/>
        </table:table-row>
        <table:table-row table:style-name="ro2">
          <table:table-cell office:value-type="time" office:time-value="PT16H38M58S" table:style-name="ce5">
            <text:p>16:38:58</text:p>
          </table:table-cell>
          <table:table-cell office:value-type="time" office:time-value="PT16H38M59S" table:style-name="ce5">
            <text:p>16:38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232]/1000*[.E232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38M59S" table:style-name="ce5">
            <text:p>16:38:59</text:p>
          </table:table-cell>
          <table:table-cell office:value-type="time" office:time-value="PT16H39M0S" table:style-name="ce5">
            <text:p>16:39:0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33]/1000*[.E233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39M0S" table:style-name="ce5">
            <text:p>16:39:00</text:p>
          </table:table-cell>
          <table:table-cell office:value-type="time" office:time-value="PT16H39M1S" table:style-name="ce5">
            <text:p>16:39:0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34]/1000*[.E234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39M1S" table:style-name="ce5">
            <text:p>16:39:01</text:p>
          </table:table-cell>
          <table:table-cell office:value-type="time" office:time-value="PT16H39M2S" table:style-name="ce5">
            <text:p>16:39:0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235]/1000*[.E235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39M2S" table:style-name="ce5">
            <text:p>16:39:02</text:p>
          </table:table-cell>
          <table:table-cell office:value-type="time" office:time-value="PT16H39M3S" table:style-name="ce5">
            <text:p>16:39:0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236]/1000*[.E236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6H39M3S" table:style-name="ce5">
            <text:p>16:39:03</text:p>
          </table:table-cell>
          <table:table-cell office:value-type="time" office:time-value="PT16H39M4S" table:style-name="ce5">
            <text:p>16:39:0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237]/1000*[.E237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6H39M4S" table:style-name="ce5">
            <text:p>16:39:04</text:p>
          </table:table-cell>
          <table:table-cell office:value-type="time" office:time-value="PT16H39M5S" table:style-name="ce5">
            <text:p>16:39:0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5" table:style-name="ce1">
            <text:p>0,105</text:p>
          </table:table-cell>
          <table:table-cell office:value-type="float" office:value="0.10636499999999999" table:formula="of:=[.C238]/1000*[.E238]" table:style-name="ce1">
            <text:p>0,106365</text:p>
          </table:table-cell>
          <table:table-cell table:number-columns-repeated="16378"/>
        </table:table-row>
        <table:table-row table:style-name="ro2">
          <table:table-cell office:value-type="time" office:time-value="PT16H39M5S" table:style-name="ce5">
            <text:p>16:39:05</text:p>
          </table:table-cell>
          <table:table-cell office:value-type="time" office:time-value="PT16H39M6S" table:style-name="ce5">
            <text:p>16:39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239]/1000*[.E239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39M6S" table:style-name="ce5">
            <text:p>16:39:06</text:p>
          </table:table-cell>
          <table:table-cell office:value-type="time" office:time-value="PT16H39M7S" table:style-name="ce5">
            <text:p>16:39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240]/1000*[.E240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39M7S" table:style-name="ce5">
            <text:p>16:39:07</text:p>
          </table:table-cell>
          <table:table-cell office:value-type="time" office:time-value="PT16H39M8S" table:style-name="ce5">
            <text:p>16:39:0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39200000000001" table:formula="of:=[.C241]/1000*[.E241]" table:style-name="ce1">
            <text:p>0,117392</text:p>
          </table:table-cell>
          <table:table-cell table:number-columns-repeated="16378"/>
        </table:table-row>
        <table:table-row table:style-name="ro2">
          <table:table-cell office:value-type="time" office:time-value="PT16H39M8S" table:style-name="ce5">
            <text:p>16:39:08</text:p>
          </table:table-cell>
          <table:table-cell office:value-type="time" office:time-value="PT16H39M9S" table:style-name="ce5">
            <text:p>16:39:0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242]/1000*[.E242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6H39M9S" table:style-name="ce5">
            <text:p>16:39:09</text:p>
          </table:table-cell>
          <table:table-cell office:value-type="time" office:time-value="PT16H39M10S" table:style-name="ce5">
            <text:p>16:39:1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243]/1000*[.E243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6H39M10S" table:style-name="ce5">
            <text:p>16:39:10</text:p>
          </table:table-cell>
          <table:table-cell office:value-type="time" office:time-value="PT16H39M11S" table:style-name="ce5">
            <text:p>16:39:1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244]/1000*[.E244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6H39M11S" table:style-name="ce5">
            <text:p>16:39:11</text:p>
          </table:table-cell>
          <table:table-cell office:value-type="time" office:time-value="PT16H39M12S" table:style-name="ce5">
            <text:p>16:39:1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245]/1000*[.E245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6H39M12S" table:style-name="ce5">
            <text:p>16:39:12</text:p>
          </table:table-cell>
          <table:table-cell office:value-type="time" office:time-value="PT16H39M13S" table:style-name="ce5">
            <text:p>16:39:1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6700000000000001" table:style-name="ce1">
            <text:p>0,167</text:p>
          </table:table-cell>
          <table:table-cell office:value-type="float" office:value="0.16900400000000002" table:formula="of:=[.C246]/1000*[.E246]" table:style-name="ce1">
            <text:p>0,169004</text:p>
          </table:table-cell>
          <table:table-cell table:number-columns-repeated="16378"/>
        </table:table-row>
        <table:table-row table:style-name="ro2">
          <table:table-cell office:value-type="time" office:time-value="PT16H39M13S" table:style-name="ce5">
            <text:p>16:39:13</text:p>
          </table:table-cell>
          <table:table-cell office:value-type="time" office:time-value="PT16H39M14S" table:style-name="ce5">
            <text:p>16:39:14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6900000000000001" table:style-name="ce1">
            <text:p>0,169</text:p>
          </table:table-cell>
          <table:table-cell office:value-type="float" office:value="0.17085899999999998" table:formula="of:=[.C247]/1000*[.E247]" table:style-name="ce1">
            <text:p>0,170859</text:p>
          </table:table-cell>
          <table:table-cell table:number-columns-repeated="16378"/>
        </table:table-row>
        <table:table-row table:style-name="ro2">
          <table:table-cell office:value-type="time" office:time-value="PT16H39M14S" table:style-name="ce5">
            <text:p>16:39:14</text:p>
          </table:table-cell>
          <table:table-cell office:value-type="time" office:time-value="PT16H39M15S" table:style-name="ce5">
            <text:p>16:39:1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248]/1000*[.E248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6H39M15S" table:style-name="ce5">
            <text:p>16:39:15</text:p>
          </table:table-cell>
          <table:table-cell office:value-type="time" office:time-value="PT16H39M16S" table:style-name="ce5">
            <text:p>16:39:1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49]/1000*[.E249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39M16S" table:style-name="ce5">
            <text:p>16:39:16</text:p>
          </table:table-cell>
          <table:table-cell office:value-type="time" office:time-value="PT16H39M17S" table:style-name="ce5">
            <text:p>16:39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250]/1000*[.E250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39M17S" table:style-name="ce5">
            <text:p>16:39:17</text:p>
          </table:table-cell>
          <table:table-cell office:value-type="time" office:time-value="PT16H39M18S" table:style-name="ce5">
            <text:p>16:39:1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1" table:style-name="ce1">
            <text:p>0,111</text:p>
          </table:table-cell>
          <table:table-cell office:value-type="float" office:value="0.112332" table:formula="of:=[.C251]/1000*[.E251]" table:style-name="ce1">
            <text:p>0,112332</text:p>
          </table:table-cell>
          <table:table-cell table:number-columns-repeated="16378"/>
        </table:table-row>
        <table:table-row table:style-name="ro2">
          <table:table-cell office:value-type="time" office:time-value="PT16H39M18S" table:style-name="ce5">
            <text:p>16:39:18</text:p>
          </table:table-cell>
          <table:table-cell office:value-type="time" office:time-value="PT16H39M20S" table:style-name="ce5">
            <text:p>16:39:2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252]/1000*[.E252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39M20S" table:style-name="ce5">
            <text:p>16:39:20</text:p>
          </table:table-cell>
          <table:table-cell office:value-type="time" office:time-value="PT16H39M21S" table:style-name="ce5">
            <text:p>16:39:2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53]/1000*[.E253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39M21S" table:style-name="ce5">
            <text:p>16:39:21</text:p>
          </table:table-cell>
          <table:table-cell office:value-type="time" office:time-value="PT16H39M22S" table:style-name="ce5">
            <text:p>16:39:2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254]/1000*[.E254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39M22S" table:style-name="ce5">
            <text:p>16:39:22</text:p>
          </table:table-cell>
          <table:table-cell office:value-type="time" office:time-value="PT16H39M23S" table:style-name="ce5">
            <text:p>16:39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.3875999999999997E-2" table:formula="of:=[.C255]/1000*[.E255]" table:style-name="ce1">
            <text:p>0,073876</text:p>
          </table:table-cell>
          <table:table-cell table:number-columns-repeated="16378"/>
        </table:table-row>
        <table:table-row table:style-name="ro2">
          <table:table-cell office:value-type="time" office:time-value="PT16H39M23S" table:style-name="ce5">
            <text:p>16:39:23</text:p>
          </table:table-cell>
          <table:table-cell office:value-type="time" office:time-value="PT16H39M24S" table:style-name="ce5">
            <text:p>16:39:24</text:p>
          </table:table-cell>
          <table:table-cell office:value-type="float" office:value="1016" table:style-name="ce1">
            <text:p>1016</text:p>
          </table:table-cell>
          <table:table-cell office:value-type="float" office:value="0.49199999999999999" table:style-name="ce1">
            <text:p>0,492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63199999999999" table:formula="of:=[.C256]/1000*[.E256]" table:style-name="ce1">
            <text:p>0,103632</text:p>
          </table:table-cell>
          <table:table-cell table:number-columns-repeated="16378"/>
        </table:table-row>
        <table:table-row table:style-name="ro2">
          <table:table-cell office:value-type="time" office:time-value="PT16H39M24S" table:style-name="ce5">
            <text:p>16:39:24</text:p>
          </table:table-cell>
          <table:table-cell office:value-type="time" office:time-value="PT16H39M25S" table:style-name="ce5">
            <text:p>16:39:2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257]/1000*[.E257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6H39M25S" table:style-name="ce5">
            <text:p>16:39:25</text:p>
          </table:table-cell>
          <table:table-cell office:value-type="time" office:time-value="PT16H39M26S" table:style-name="ce5">
            <text:p>16:39:2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258]/1000*[.E258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6H39M26S" table:style-name="ce5">
            <text:p>16:39:26</text:p>
          </table:table-cell>
          <table:table-cell office:value-type="time" office:time-value="PT16H39M27S" table:style-name="ce5">
            <text:p>16:39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259]/1000*[.E259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39M27S" table:style-name="ce5">
            <text:p>16:39:27</text:p>
          </table:table-cell>
          <table:table-cell office:value-type="time" office:time-value="PT16H39M28S" table:style-name="ce5">
            <text:p>16:39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260]/1000*[.E260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6H39M28S" table:style-name="ce5">
            <text:p>16:39:28</text:p>
          </table:table-cell>
          <table:table-cell office:value-type="time" office:time-value="PT16H39M29S" table:style-name="ce5">
            <text:p>16:39:2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7" table:style-name="ce1">
            <text:p>0,107</text:p>
          </table:table-cell>
          <table:table-cell office:value-type="float" office:value="0.10828400000000001" table:formula="of:=[.C261]/1000*[.E261]" table:style-name="ce1">
            <text:p>0,108284</text:p>
          </table:table-cell>
          <table:table-cell table:number-columns-repeated="16378"/>
        </table:table-row>
        <table:table-row table:style-name="ro2">
          <table:table-cell office:value-type="time" office:time-value="PT16H39M29S" table:style-name="ce5">
            <text:p>16:39:29</text:p>
          </table:table-cell>
          <table:table-cell office:value-type="time" office:time-value="PT16H39M30S" table:style-name="ce5">
            <text:p>16:39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62]/1000*[.E262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39M30S" table:style-name="ce5">
            <text:p>16:39:30</text:p>
          </table:table-cell>
          <table:table-cell office:value-type="time" office:time-value="PT16H39M31S" table:style-name="ce5">
            <text:p>16:39:3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263]/1000*[.E263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6H39M31S" table:style-name="ce5">
            <text:p>16:39:31</text:p>
          </table:table-cell>
          <table:table-cell office:value-type="time" office:time-value="PT16H39M32S" table:style-name="ce5">
            <text:p>16:39:3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264]/1000*[.E264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39M32S" table:style-name="ce5">
            <text:p>16:39:32</text:p>
          </table:table-cell>
          <table:table-cell office:value-type="time" office:time-value="PT16H39M33S" table:style-name="ce5">
            <text:p>16:39:3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265]/1000*[.E265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39M33S" table:style-name="ce5">
            <text:p>16:39:33</text:p>
          </table:table-cell>
          <table:table-cell office:value-type="time" office:time-value="PT16H39M34S" table:style-name="ce5">
            <text:p>16:39:3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" table:style-name="ce1">
            <text:p>0,12</text:p>
          </table:table-cell>
          <table:table-cell office:value-type="float" office:value="0.12143999999999999" table:formula="of:=[.C266]/1000*[.E266]" table:style-name="ce1">
            <text:p>0,12144</text:p>
          </table:table-cell>
          <table:table-cell table:number-columns-repeated="16378"/>
        </table:table-row>
        <table:table-row table:style-name="ro2">
          <table:table-cell office:value-type="time" office:time-value="PT16H39M34S" table:style-name="ce5">
            <text:p>16:39:34</text:p>
          </table:table-cell>
          <table:table-cell office:value-type="time" office:time-value="PT16H39M35S" table:style-name="ce5">
            <text:p>16:39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267]/1000*[.E267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39M35S" table:style-name="ce5">
            <text:p>16:39:35</text:p>
          </table:table-cell>
          <table:table-cell office:value-type="time" office:time-value="PT16H39M36S" table:style-name="ce5">
            <text:p>16:39:3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268]/1000*[.E268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6H39M36S" table:style-name="ce5">
            <text:p>16:39:36</text:p>
          </table:table-cell>
          <table:table-cell office:value-type="time" office:time-value="PT16H39M37S" table:style-name="ce5">
            <text:p>16:39:37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269]/1000*[.E269]" table:style-name="ce1">
            <text:p>0,080027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14.871243" table:formula="of:=SUM([.F116:.F269])" table:style-name="ce3">
            <text:p>14,871243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2">
            <text:p>Experiment 6</text:p>
          </table:table-cell>
          <table:table-cell table:style-name="ce2"/>
          <table:table-cell table:number-columns-repeated="3" table:style-name="ce3"/>
          <table:table-cell table:style-name="ce1"/>
          <table:table-cell table:number-columns-repeated="16378" table:style-name="ce3"/>
        </table:table-row>
        <table:table-row table:style-name="ro2">
          <table:table-cell office:value-type="time" office:time-value="PT16H41M0S" table:style-name="ce5">
            <text:p>16:41:00</text:p>
          </table:table-cell>
          <table:table-cell office:value-type="time" office:time-value="PT16H41M1S" table:style-name="ce5">
            <text:p>16:41:01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272]/1000*[.E272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6H41M1S" table:style-name="ce5">
            <text:p>16:41:01</text:p>
          </table:table-cell>
          <table:table-cell office:value-type="time" office:time-value="PT16H41M2S" table:style-name="ce5">
            <text:p>16:41:02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00999999999986E-2" table:formula="of:=[.C273]/1000*[.E273]" table:style-name="ce1">
            <text:p>0,092001</text:p>
          </table:table-cell>
          <table:table-cell table:number-columns-repeated="16378"/>
        </table:table-row>
        <table:table-row table:style-name="ro2">
          <table:table-cell office:value-type="time" office:time-value="PT16H41M2S" table:style-name="ce5">
            <text:p>16:41:02</text:p>
          </table:table-cell>
          <table:table-cell office:value-type="time" office:time-value="PT16H41M3S" table:style-name="ce5">
            <text:p>16:41:0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274]/1000*[.E274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6H41M3S" table:style-name="ce5">
            <text:p>16:41:03</text:p>
          </table:table-cell>
          <table:table-cell office:value-type="time" office:time-value="PT16H41M4S" table:style-name="ce5">
            <text:p>16:41:0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" table:style-name="ce1">
            <text:p>0,12</text:p>
          </table:table-cell>
          <table:table-cell office:value-type="float" office:value="0.12155999999999999" table:formula="of:=[.C275]/1000*[.E275]" table:style-name="ce1">
            <text:p>0,12156</text:p>
          </table:table-cell>
          <table:table-cell table:number-columns-repeated="16378"/>
        </table:table-row>
        <table:table-row table:style-name="ro2">
          <table:table-cell office:value-type="time" office:time-value="PT16H41M4S" table:style-name="ce5">
            <text:p>16:41:04</text:p>
          </table:table-cell>
          <table:table-cell office:value-type="time" office:time-value="PT16H41M5S" table:style-name="ce5">
            <text:p>16:41:0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276]/1000*[.E276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41M5S" table:style-name="ce5">
            <text:p>16:41:05</text:p>
          </table:table-cell>
          <table:table-cell office:value-type="time" office:time-value="PT16H41M6S" table:style-name="ce5">
            <text:p>16:41:06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277]/1000*[.E277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6H41M6S" table:style-name="ce5">
            <text:p>16:41:06</text:p>
          </table:table-cell>
          <table:table-cell office:value-type="time" office:time-value="PT16H41M7S" table:style-name="ce5">
            <text:p>16:41:0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000999999999987E-2" table:formula="of:=[.C278]/1000*[.E278]" table:style-name="ce1">
            <text:p>0,078001</text:p>
          </table:table-cell>
          <table:table-cell table:number-columns-repeated="16378"/>
        </table:table-row>
        <table:table-row table:style-name="ro2">
          <table:table-cell office:value-type="time" office:time-value="PT16H41M7S" table:style-name="ce5">
            <text:p>16:41:07</text:p>
          </table:table-cell>
          <table:table-cell office:value-type="time" office:time-value="PT16H41M8S" table:style-name="ce5">
            <text:p>16:41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279]/1000*[.E279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41M8S" table:style-name="ce5">
            <text:p>16:41:08</text:p>
          </table:table-cell>
          <table:table-cell office:value-type="time" office:time-value="PT16H41M9S" table:style-name="ce5">
            <text:p>16:41:09</text:p>
          </table:table-cell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403999999999999" table:formula="of:=[.C280]/1000*[.E280]" table:style-name="ce1">
            <text:p>0,10404</text:p>
          </table:table-cell>
          <table:table-cell table:number-columns-repeated="16378"/>
        </table:table-row>
        <table:table-row table:style-name="ro2">
          <table:table-cell office:value-type="time" office:time-value="PT16H41M9S" table:style-name="ce5">
            <text:p>16:41:09</text:p>
          </table:table-cell>
          <table:table-cell office:value-type="time" office:time-value="PT16H41M10S" table:style-name="ce5">
            <text:p>16:41:10</text:p>
          </table:table-cell>
          <table:table-cell office:value-type="float" office:value="1018" table:style-name="ce1">
            <text:p>1018</text:p>
          </table:table-cell>
          <table:table-cell office:value-type="float" office:value="0.49099999999999999" table:style-name="ce1">
            <text:p>0,491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0.165934" table:formula="of:=[.C281]/1000*[.E281]" table:style-name="ce1">
            <text:p>0,165934</text:p>
          </table:table-cell>
          <table:table-cell table:number-columns-repeated="16378"/>
        </table:table-row>
        <table:table-row table:style-name="ro2">
          <table:table-cell office:value-type="time" office:time-value="PT16H41M10S" table:style-name="ce5">
            <text:p>16:41:10</text:p>
          </table:table-cell>
          <table:table-cell office:value-type="time" office:time-value="PT16H41M11S" table:style-name="ce5">
            <text:p>16:41:1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33899999999999" table:formula="of:=[.C282]/1000*[.E282]" table:style-name="ce1">
            <text:p>0,104339</text:p>
          </table:table-cell>
          <table:table-cell table:number-columns-repeated="16378"/>
        </table:table-row>
        <table:table-row table:style-name="ro2">
          <table:table-cell office:value-type="time" office:time-value="PT16H41M11S" table:style-name="ce5">
            <text:p>16:41:11</text:p>
          </table:table-cell>
          <table:table-cell office:value-type="time" office:time-value="PT16H41M12S" table:style-name="ce5">
            <text:p>16:41:1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283]/1000*[.E283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6H41M12S" table:style-name="ce5">
            <text:p>16:41:12</text:p>
          </table:table-cell>
          <table:table-cell office:value-type="time" office:time-value="PT16H41M13S" table:style-name="ce5">
            <text:p>16:41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284]/1000*[.E284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41M13S" table:style-name="ce5">
            <text:p>16:41:13</text:p>
          </table:table-cell>
          <table:table-cell office:value-type="time" office:time-value="PT16H41M14S" table:style-name="ce5">
            <text:p>16:41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85]/1000*[.E285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41M14S" table:style-name="ce5">
            <text:p>16:41:14</text:p>
          </table:table-cell>
          <table:table-cell office:value-type="time" office:time-value="PT16H41M15S" table:style-name="ce5">
            <text:p>16:41:1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286]/1000*[.E286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6H41M15S" table:style-name="ce5">
            <text:p>16:41:15</text:p>
          </table:table-cell>
          <table:table-cell office:value-type="time" office:time-value="PT16H41M16S" table:style-name="ce5">
            <text:p>16:41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287]/1000*[.E287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6H41M16S" table:style-name="ce5">
            <text:p>16:41:16</text:p>
          </table:table-cell>
          <table:table-cell office:value-type="time" office:time-value="PT16H41M17S" table:style-name="ce5">
            <text:p>16:41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0.13358400000000001" table:formula="of:=[.C288]/1000*[.E288]" table:style-name="ce1">
            <text:p>0,133584</text:p>
          </table:table-cell>
          <table:table-cell table:number-columns-repeated="16378"/>
        </table:table-row>
        <table:table-row table:style-name="ro2">
          <table:table-cell office:value-type="time" office:time-value="PT16H41M17S" table:style-name="ce5">
            <text:p>16:41:17</text:p>
          </table:table-cell>
          <table:table-cell office:value-type="time" office:time-value="PT16H41M18S" table:style-name="ce5">
            <text:p>16:41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289]/1000*[.E289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41M18S" table:style-name="ce5">
            <text:p>16:41:18</text:p>
          </table:table-cell>
          <table:table-cell office:value-type="time" office:time-value="PT16H41M19S" table:style-name="ce5">
            <text:p>16:41:1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000999999999987E-2" table:formula="of:=[.C290]/1000*[.E290]" table:style-name="ce1">
            <text:p>0,078001</text:p>
          </table:table-cell>
          <table:table-cell table:number-columns-repeated="16378"/>
        </table:table-row>
        <table:table-row table:style-name="ro2">
          <table:table-cell office:value-type="time" office:time-value="PT16H41M19S" table:style-name="ce5">
            <text:p>16:41:19</text:p>
          </table:table-cell>
          <table:table-cell office:value-type="time" office:time-value="PT16H41M20S" table:style-name="ce5">
            <text:p>16:41:2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291]/1000*[.E291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41M20S" table:style-name="ce5">
            <text:p>16:41:20</text:p>
          </table:table-cell>
          <table:table-cell office:value-type="time" office:time-value="PT16H41M21S" table:style-name="ce5">
            <text:p>16:41:2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292]/1000*[.E292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41M21S" table:style-name="ce5">
            <text:p>16:41:21</text:p>
          </table:table-cell>
          <table:table-cell office:value-type="time" office:time-value="PT16H41M23S" table:style-name="ce5">
            <text:p>16:41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293]/1000*[.E293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6H41M23S" table:style-name="ce5">
            <text:p>16:41:23</text:p>
          </table:table-cell>
          <table:table-cell office:value-type="time" office:time-value="PT16H41M24S" table:style-name="ce5">
            <text:p>16:41:2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32572" table:formula="of:=[.C294]/1000*[.E294]" table:style-name="ce1">
            <text:p>0,132572</text:p>
          </table:table-cell>
          <table:table-cell table:number-columns-repeated="16378"/>
        </table:table-row>
        <table:table-row table:style-name="ro2">
          <table:table-cell office:value-type="time" office:time-value="PT16H41M24S" table:style-name="ce5">
            <text:p>16:41:24</text:p>
          </table:table-cell>
          <table:table-cell office:value-type="time" office:time-value="PT16H41M25S" table:style-name="ce5">
            <text:p>16:41:2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3662000000000002" table:formula="of:=[.C295]/1000*[.E295]" table:style-name="ce1">
            <text:p>0,13662</text:p>
          </table:table-cell>
          <table:table-cell table:number-columns-repeated="16378"/>
        </table:table-row>
        <table:table-row table:style-name="ro2">
          <table:table-cell office:value-type="time" office:time-value="PT16H41M25S" table:style-name="ce5">
            <text:p>16:41:25</text:p>
          </table:table-cell>
          <table:table-cell office:value-type="time" office:time-value="PT16H41M26S" table:style-name="ce5">
            <text:p>16:41:2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35199999999999" table:formula="of:=[.C296]/1000*[.E296]" table:style-name="ce1">
            <text:p>0,105352</text:p>
          </table:table-cell>
          <table:table-cell table:number-columns-repeated="16378"/>
        </table:table-row>
        <table:table-row table:style-name="ro2">
          <table:table-cell office:value-type="time" office:time-value="PT16H41M26S" table:style-name="ce5">
            <text:p>16:41:26</text:p>
          </table:table-cell>
          <table:table-cell office:value-type="time" office:time-value="PT16H41M27S" table:style-name="ce5">
            <text:p>16:41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97]/1000*[.E297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41M27S" table:style-name="ce5">
            <text:p>16:41:27</text:p>
          </table:table-cell>
          <table:table-cell office:value-type="time" office:time-value="PT16H41M28S" table:style-name="ce5">
            <text:p>16:41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98]/1000*[.E298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41M28S" table:style-name="ce5">
            <text:p>16:41:28</text:p>
          </table:table-cell>
          <table:table-cell office:value-type="time" office:time-value="PT16H41M29S" table:style-name="ce5">
            <text:p>16:41:2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40400000000001" table:formula="of:=[.C299]/1000*[.E299]" table:style-name="ce1">
            <text:p>0,118404</text:p>
          </table:table-cell>
          <table:table-cell table:number-columns-repeated="16378"/>
        </table:table-row>
        <table:table-row table:style-name="ro2">
          <table:table-cell office:value-type="time" office:time-value="PT16H41M29S" table:style-name="ce5">
            <text:p>16:41:29</text:p>
          </table:table-cell>
          <table:table-cell office:value-type="time" office:time-value="PT16H41M30S" table:style-name="ce5">
            <text:p>16:41:3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300]/1000*[.E300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6H41M30S" table:style-name="ce5">
            <text:p>16:41:30</text:p>
          </table:table-cell>
          <table:table-cell office:value-type="time" office:time-value="PT16H41M31S" table:style-name="ce5">
            <text:p>16:41:3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301]/1000*[.E301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41M31S" table:style-name="ce5">
            <text:p>16:41:31</text:p>
          </table:table-cell>
          <table:table-cell office:value-type="time" office:time-value="PT16H41M32S" table:style-name="ce5">
            <text:p>16:41:3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302]/1000*[.E302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41M32S" table:style-name="ce5">
            <text:p>16:41:32</text:p>
          </table:table-cell>
          <table:table-cell office:value-type="time" office:time-value="PT16H41M33S" table:style-name="ce5">
            <text:p>16:41:3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303]/1000*[.E303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41M33S" table:style-name="ce5">
            <text:p>16:41:33</text:p>
          </table:table-cell>
          <table:table-cell office:value-type="time" office:time-value="PT16H41M34S" table:style-name="ce5">
            <text:p>16:41:3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304]/1000*[.E304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41M34S" table:style-name="ce5">
            <text:p>16:41:34</text:p>
          </table:table-cell>
          <table:table-cell office:value-type="time" office:time-value="PT16H41M35S" table:style-name="ce5">
            <text:p>16:41:3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305]/1000*[.E305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41M35S" table:style-name="ce5">
            <text:p>16:41:35</text:p>
          </table:table-cell>
          <table:table-cell office:value-type="time" office:time-value="PT16H41M36S" table:style-name="ce5">
            <text:p>16:41:3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306]/1000*[.E306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41M36S" table:style-name="ce5">
            <text:p>16:41:36</text:p>
          </table:table-cell>
          <table:table-cell office:value-type="time" office:time-value="PT16H41M37S" table:style-name="ce5">
            <text:p>16:41:3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307]/1000*[.E307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41M37S" table:style-name="ce5">
            <text:p>16:41:37</text:p>
          </table:table-cell>
          <table:table-cell office:value-type="time" office:time-value="PT16H41M38S" table:style-name="ce5">
            <text:p>16:41:38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0.16511899999999999" table:formula="of:=[.C308]/1000*[.E308]" table:style-name="ce1">
            <text:p>0,165119</text:p>
          </table:table-cell>
          <table:table-cell table:number-columns-repeated="16378"/>
        </table:table-row>
        <table:table-row table:style-name="ro2">
          <table:table-cell office:value-type="time" office:time-value="PT16H41M38S" table:style-name="ce5">
            <text:p>16:41:38</text:p>
          </table:table-cell>
          <table:table-cell office:value-type="time" office:time-value="PT16H41M39S" table:style-name="ce5">
            <text:p>16:41:39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0.133716" table:formula="of:=[.C309]/1000*[.E309]" table:style-name="ce1">
            <text:p>0,133716</text:p>
          </table:table-cell>
          <table:table-cell table:number-columns-repeated="16378"/>
        </table:table-row>
        <table:table-row table:style-name="ro2">
          <table:table-cell office:value-type="time" office:time-value="PT16H41M39S" table:style-name="ce5">
            <text:p>16:41:39</text:p>
          </table:table-cell>
          <table:table-cell office:value-type="time" office:time-value="PT16H41M40S" table:style-name="ce5">
            <text:p>16:41:4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310]/1000*[.E310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6H41M40S" table:style-name="ce5">
            <text:p>16:41:40</text:p>
          </table:table-cell>
          <table:table-cell office:value-type="time" office:time-value="PT16H41M41S" table:style-name="ce5">
            <text:p>16:41:4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311]/1000*[.E311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41M41S" table:style-name="ce5">
            <text:p>16:41:41</text:p>
          </table:table-cell>
          <table:table-cell office:value-type="time" office:time-value="PT16H41M42S" table:style-name="ce5">
            <text:p>16:41:4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312]/1000*[.E312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41M42S" table:style-name="ce5">
            <text:p>16:41:42</text:p>
          </table:table-cell>
          <table:table-cell office:value-type="time" office:time-value="PT16H41M43S" table:style-name="ce5">
            <text:p>16:41:4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313]/1000*[.E313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6H41M43S" table:style-name="ce5">
            <text:p>16:41:43</text:p>
          </table:table-cell>
          <table:table-cell office:value-type="time" office:time-value="PT16H41M44S" table:style-name="ce5">
            <text:p>16:41:4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314]/1000*[.E314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6H41M44S" table:style-name="ce5">
            <text:p>16:41:44</text:p>
          </table:table-cell>
          <table:table-cell office:value-type="time" office:time-value="PT16H41M45S" table:style-name="ce5">
            <text:p>16:41:45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890999999999992E-2" table:formula="of:=[.C315]/1000*[.E315]" table:style-name="ce1">
            <text:p>0,081891</text:p>
          </table:table-cell>
          <table:table-cell table:number-columns-repeated="16378"/>
        </table:table-row>
        <table:table-row table:style-name="ro2">
          <table:table-cell office:value-type="time" office:time-value="PT16H41M45S" table:style-name="ce5">
            <text:p>16:41:45</text:p>
          </table:table-cell>
          <table:table-cell office:value-type="time" office:time-value="PT16H41M46S" table:style-name="ce5">
            <text:p>16:41:4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316]/1000*[.E316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41M46S" table:style-name="ce5">
            <text:p>16:41:46</text:p>
          </table:table-cell>
          <table:table-cell office:value-type="time" office:time-value="PT16H41M47S" table:style-name="ce5">
            <text:p>16:41:47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6945999999999982E-2" table:formula="of:=[.C317]/1000*[.E317]" table:style-name="ce1">
            <text:p>0,086946</text:p>
          </table:table-cell>
          <table:table-cell table:number-columns-repeated="16378"/>
        </table:table-row>
        <table:table-row table:style-name="ro2">
          <table:table-cell office:value-type="time" office:time-value="PT16H41M47S" table:style-name="ce5">
            <text:p>16:41:47</text:p>
          </table:table-cell>
          <table:table-cell office:value-type="time" office:time-value="PT16H41M48S" table:style-name="ce5">
            <text:p>16:41:48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318]/1000*[.E318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41M48S" table:style-name="ce5">
            <text:p>16:41:48</text:p>
          </table:table-cell>
          <table:table-cell office:value-type="time" office:time-value="PT16H41M49S" table:style-name="ce5">
            <text:p>16:41:4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319]/1000*[.E319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6H41M49S" table:style-name="ce5">
            <text:p>16:41:49</text:p>
          </table:table-cell>
          <table:table-cell office:value-type="time" office:time-value="PT16H41M50S" table:style-name="ce5">
            <text:p>16:41:5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320]/1000*[.E320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41M50S" table:style-name="ce5">
            <text:p>16:41:50</text:p>
          </table:table-cell>
          <table:table-cell office:value-type="time" office:time-value="PT16H41M51S" table:style-name="ce5">
            <text:p>16:41:51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321]/1000*[.E321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6H41M51S" table:style-name="ce5">
            <text:p>16:41:51</text:p>
          </table:table-cell>
          <table:table-cell office:value-type="time" office:time-value="PT16H41M52S" table:style-name="ce5">
            <text:p>16:41:5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32599999999999" table:formula="of:=[.C322]/1000*[.E322]" table:style-name="ce1">
            <text:p>0,103326</text:p>
          </table:table-cell>
          <table:table-cell table:number-columns-repeated="16378"/>
        </table:table-row>
        <table:table-row table:style-name="ro2">
          <table:table-cell office:value-type="time" office:time-value="PT16H41M52S" table:style-name="ce5">
            <text:p>16:41:52</text:p>
          </table:table-cell>
          <table:table-cell office:value-type="time" office:time-value="PT16H41M53S" table:style-name="ce5">
            <text:p>16:41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323]/1000*[.E323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41M53S" table:style-name="ce5">
            <text:p>16:41:53</text:p>
          </table:table-cell>
          <table:table-cell office:value-type="time" office:time-value="PT16H41M54S" table:style-name="ce5">
            <text:p>16:41:5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24]/1000*[.E324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41M54S" table:style-name="ce5">
            <text:p>16:41:54</text:p>
          </table:table-cell>
          <table:table-cell office:value-type="time" office:time-value="PT16H41M55S" table:style-name="ce5">
            <text:p>16:41:5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325]/1000*[.E325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41M55S" table:style-name="ce5">
            <text:p>16:41:55</text:p>
          </table:table-cell>
          <table:table-cell office:value-type="time" office:time-value="PT16H41M56S" table:style-name="ce5">
            <text:p>16:41:5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326]/1000*[.E326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6H41M56S" table:style-name="ce5">
            <text:p>16:41:56</text:p>
          </table:table-cell>
          <table:table-cell office:value-type="time" office:time-value="PT16H41M57S" table:style-name="ce5">
            <text:p>16:41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27]/1000*[.E327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41M57S" table:style-name="ce5">
            <text:p>16:41:57</text:p>
          </table:table-cell>
          <table:table-cell office:value-type="time" office:time-value="PT16H41M58S" table:style-name="ce5">
            <text:p>16:41:5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328]/1000*[.E328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41M58S" table:style-name="ce5">
            <text:p>16:41:58</text:p>
          </table:table-cell>
          <table:table-cell office:value-type="time" office:time-value="PT16H41M59S" table:style-name="ce5">
            <text:p>16:41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329]/1000*[.E329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41M59S" table:style-name="ce5">
            <text:p>16:41:59</text:p>
          </table:table-cell>
          <table:table-cell office:value-type="time" office:time-value="PT16H42M0S" table:style-name="ce5">
            <text:p>16:42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30]/1000*[.E330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42M0S" table:style-name="ce5">
            <text:p>16:42:00</text:p>
          </table:table-cell>
          <table:table-cell office:value-type="time" office:time-value="PT16H42M1S" table:style-name="ce5">
            <text:p>16:42:0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331]/1000*[.E331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42M1S" table:style-name="ce5">
            <text:p>16:42:01</text:p>
          </table:table-cell>
          <table:table-cell office:value-type="time" office:time-value="PT16H42M2S" table:style-name="ce5">
            <text:p>16:42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332]/1000*[.E332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6H42M2S" table:style-name="ce5">
            <text:p>16:42:02</text:p>
          </table:table-cell>
          <table:table-cell office:value-type="time" office:time-value="PT16H42M3S" table:style-name="ce5">
            <text:p>16:42:0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45728" table:formula="of:=[.C333]/1000*[.E333]" table:style-name="ce1">
            <text:p>0,145728</text:p>
          </table:table-cell>
          <table:table-cell table:number-columns-repeated="16378"/>
        </table:table-row>
        <table:table-row table:style-name="ro2">
          <table:table-cell office:value-type="time" office:time-value="PT16H42M3S" table:style-name="ce5">
            <text:p>16:42:03</text:p>
          </table:table-cell>
          <table:table-cell office:value-type="time" office:time-value="PT16H42M4S" table:style-name="ce5">
            <text:p>16:42:0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334]/1000*[.E334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6H42M4S" table:style-name="ce5">
            <text:p>16:42:04</text:p>
          </table:table-cell>
          <table:table-cell office:value-type="time" office:time-value="PT16H42M5S" table:style-name="ce5">
            <text:p>16:42:0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3675499999999999" table:formula="of:=[.C335]/1000*[.E335]" table:style-name="ce1">
            <text:p>0,136755</text:p>
          </table:table-cell>
          <table:table-cell table:number-columns-repeated="16378"/>
        </table:table-row>
        <table:table-row table:style-name="ro2">
          <table:table-cell office:value-type="time" office:time-value="PT16H42M5S" table:style-name="ce5">
            <text:p>16:42:05</text:p>
          </table:table-cell>
          <table:table-cell office:value-type="time" office:time-value="PT16H42M6S" table:style-name="ce5">
            <text:p>16:42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336]/1000*[.E336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42M6S" table:style-name="ce5">
            <text:p>16:42:06</text:p>
          </table:table-cell>
          <table:table-cell office:value-type="time" office:time-value="PT16H42M7S" table:style-name="ce5">
            <text:p>16:42:0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337]/1000*[.E337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6H42M7S" table:style-name="ce5">
            <text:p>16:42:07</text:p>
          </table:table-cell>
          <table:table-cell office:value-type="time" office:time-value="PT16H42M8S" table:style-name="ce5">
            <text:p>16:42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338]/1000*[.E338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42M8S" table:style-name="ce5">
            <text:p>16:42:08</text:p>
          </table:table-cell>
          <table:table-cell office:value-type="time" office:time-value="PT16H42M9S" table:style-name="ce5">
            <text:p>16:42:09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5934999999999997E-2" table:formula="of:=[.C339]/1000*[.E339]" table:style-name="ce1">
            <text:p>0,085935</text:p>
          </table:table-cell>
          <table:table-cell table:number-columns-repeated="16378"/>
        </table:table-row>
        <table:table-row table:style-name="ro2">
          <table:table-cell office:value-type="time" office:time-value="PT16H42M9S" table:style-name="ce5">
            <text:p>16:42:09</text:p>
          </table:table-cell>
          <table:table-cell office:value-type="time" office:time-value="PT16H42M10S" table:style-name="ce5">
            <text:p>16:42:1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340]/1000*[.E340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42M10S" table:style-name="ce5">
            <text:p>16:42:10</text:p>
          </table:table-cell>
          <table:table-cell office:value-type="time" office:time-value="PT16H42M11S" table:style-name="ce5">
            <text:p>16:42:11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113" table:style-name="ce1">
            <text:p>0,113</text:p>
          </table:table-cell>
          <table:table-cell office:value-type="float" office:value="0.114356" table:formula="of:=[.C341]/1000*[.E341]" table:style-name="ce1">
            <text:p>0,114356</text:p>
          </table:table-cell>
          <table:table-cell table:number-columns-repeated="16378"/>
        </table:table-row>
        <table:table-row table:style-name="ro2">
          <table:table-cell office:value-type="time" office:time-value="PT16H42M11S" table:style-name="ce5">
            <text:p>16:42:11</text:p>
          </table:table-cell>
          <table:table-cell office:value-type="time" office:time-value="PT16H42M12S" table:style-name="ce5">
            <text:p>16:42:1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342]/1000*[.E342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6H42M12S" table:style-name="ce5">
            <text:p>16:42:12</text:p>
          </table:table-cell>
          <table:table-cell office:value-type="time" office:time-value="PT16H42M13S" table:style-name="ce5">
            <text:p>16:42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343]/1000*[.E343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6H42M13S" table:style-name="ce5">
            <text:p>16:42:13</text:p>
          </table:table-cell>
          <table:table-cell office:value-type="time" office:time-value="PT16H42M14S" table:style-name="ce5">
            <text:p>16:42:1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344]/1000*[.E344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42M14S" table:style-name="ce5">
            <text:p>16:42:14</text:p>
          </table:table-cell>
          <table:table-cell office:value-type="time" office:time-value="PT16H42M15S" table:style-name="ce5">
            <text:p>16:42:1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345]/1000*[.E345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6H42M15S" table:style-name="ce5">
            <text:p>16:42:15</text:p>
          </table:table-cell>
          <table:table-cell office:value-type="time" office:time-value="PT16H42M16S" table:style-name="ce5">
            <text:p>16:42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6" table:style-name="ce1">
            <text:p>0,106</text:p>
          </table:table-cell>
          <table:table-cell office:value-type="float" office:value="0.10727199999999999" table:formula="of:=[.C346]/1000*[.E346]" table:style-name="ce1">
            <text:p>0,107272</text:p>
          </table:table-cell>
          <table:table-cell table:number-columns-repeated="16378"/>
        </table:table-row>
        <table:table-row table:style-name="ro2">
          <table:table-cell office:value-type="time" office:time-value="PT16H42M16S" table:style-name="ce5">
            <text:p>16:42:16</text:p>
          </table:table-cell>
          <table:table-cell office:value-type="time" office:time-value="PT16H42M17S" table:style-name="ce5">
            <text:p>16:42:17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111" table:style-name="ce1">
            <text:p>0,111</text:p>
          </table:table-cell>
          <table:table-cell office:value-type="float" office:value="0.112332" table:formula="of:=[.C347]/1000*[.E347]" table:style-name="ce1">
            <text:p>0,112332</text:p>
          </table:table-cell>
          <table:table-cell table:number-columns-repeated="16378"/>
        </table:table-row>
        <table:table-row table:style-name="ro2">
          <table:table-cell office:value-type="time" office:time-value="PT16H42M17S" table:style-name="ce5">
            <text:p>16:42:17</text:p>
          </table:table-cell>
          <table:table-cell office:value-type="time" office:time-value="PT16H42M18S" table:style-name="ce5">
            <text:p>16:42:1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348]/1000*[.E348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6H42M18S" table:style-name="ce5">
            <text:p>16:42:18</text:p>
          </table:table-cell>
          <table:table-cell office:value-type="time" office:time-value="PT16H42M19S" table:style-name="ce5">
            <text:p>16:42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7.2863999999999998E-2" table:formula="of:=[.C349]/1000*[.E349]" table:style-name="ce1">
            <text:p>0,072864</text:p>
          </table:table-cell>
          <table:table-cell table:number-columns-repeated="16378"/>
        </table:table-row>
        <table:table-row table:style-name="ro2">
          <table:table-cell office:value-type="time" office:time-value="PT16H42M19S" table:style-name="ce5">
            <text:p>16:42:19</text:p>
          </table:table-cell>
          <table:table-cell office:value-type="time" office:time-value="PT16H42M20S" table:style-name="ce5">
            <text:p>16:42:2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350]/1000*[.E350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6H42M20S" table:style-name="ce5">
            <text:p>16:42:20</text:p>
          </table:table-cell>
          <table:table-cell office:value-type="time" office:time-value="PT16H42M21S" table:style-name="ce5">
            <text:p>16:42:2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351]/1000*[.E351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42M21S" table:style-name="ce5">
            <text:p>16:42:21</text:p>
          </table:table-cell>
          <table:table-cell office:value-type="time" office:time-value="PT16H42M22S" table:style-name="ce5">
            <text:p>16:42:22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352]/1000*[.E352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42M22S" table:style-name="ce5">
            <text:p>16:42:22</text:p>
          </table:table-cell>
          <table:table-cell office:value-type="time" office:time-value="PT16H42M24S" table:style-name="ce5">
            <text:p>16:42:24</text:p>
          </table:table-cell>
          <table:table-cell office:value-type="float" office:value="1016" table:style-name="ce1">
            <text:p>1016</text:p>
          </table:table-cell>
          <table:table-cell office:value-type="float" office:value="0.49199999999999999" table:style-name="ce1">
            <text:p>0,492</text:p>
          </table:table-cell>
          <table:table-cell office:value-type="float" office:value="0.112" table:style-name="ce1">
            <text:p>0,112</text:p>
          </table:table-cell>
          <table:table-cell office:value-type="float" office:value="0.113792" table:formula="of:=[.C353]/1000*[.E353]" table:style-name="ce1">
            <text:p>0,113792</text:p>
          </table:table-cell>
          <table:table-cell table:number-columns-repeated="16378"/>
        </table:table-row>
        <table:table-row table:style-name="ro2">
          <table:table-cell office:value-type="time" office:time-value="PT16H42M24S" table:style-name="ce5">
            <text:p>16:42:24</text:p>
          </table:table-cell>
          <table:table-cell office:value-type="time" office:time-value="PT16H42M25S" table:style-name="ce5">
            <text:p>16:42:2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54]/1000*[.E354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6H42M25S" table:style-name="ce5">
            <text:p>16:42:25</text:p>
          </table:table-cell>
          <table:table-cell office:value-type="time" office:time-value="PT16H42M26S" table:style-name="ce5">
            <text:p>16:42:26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000999999999987E-2" table:formula="of:=[.C355]/1000*[.E355]" table:style-name="ce1">
            <text:p>0,078001</text:p>
          </table:table-cell>
          <table:table-cell table:number-columns-repeated="16378"/>
        </table:table-row>
        <table:table-row table:style-name="ro2">
          <table:table-cell office:value-type="time" office:time-value="PT16H42M26S" table:style-name="ce5">
            <text:p>16:42:26</text:p>
          </table:table-cell>
          <table:table-cell office:value-type="time" office:time-value="PT16H42M27S" table:style-name="ce5">
            <text:p>16:42:2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54699999999999" table:formula="of:=[.C356]/1000*[.E356]" table:style-name="ce1">
            <text:p>0,120547</text:p>
          </table:table-cell>
          <table:table-cell table:number-columns-repeated="16378"/>
        </table:table-row>
        <table:table-row table:style-name="ro2">
          <table:table-cell office:value-type="time" office:time-value="PT16H42M27S" table:style-name="ce5">
            <text:p>16:42:27</text:p>
          </table:table-cell>
          <table:table-cell office:value-type="time" office:time-value="PT16H42M28S" table:style-name="ce5">
            <text:p>16:42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357]/1000*[.E357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42M28S" table:style-name="ce5">
            <text:p>16:42:28</text:p>
          </table:table-cell>
          <table:table-cell office:value-type="time" office:time-value="PT16H42M29S" table:style-name="ce5">
            <text:p>16:42:2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3" table:style-name="ce1">
            <text:p>0,123</text:p>
          </table:table-cell>
          <table:table-cell office:value-type="float" office:value="0.124476" table:formula="of:=[.C358]/1000*[.E358]" table:style-name="ce1">
            <text:p>0,124476</text:p>
          </table:table-cell>
          <table:table-cell table:number-columns-repeated="16378"/>
        </table:table-row>
        <table:table-row table:style-name="ro2">
          <table:table-cell office:value-type="time" office:time-value="PT16H42M29S" table:style-name="ce5">
            <text:p>16:42:29</text:p>
          </table:table-cell>
          <table:table-cell office:value-type="time" office:time-value="PT16H42M30S" table:style-name="ce5">
            <text:p>16:42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359]/1000*[.E359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6H42M30S" table:style-name="ce5">
            <text:p>16:42:30</text:p>
          </table:table-cell>
          <table:table-cell office:value-type="time" office:time-value="PT16H42M31S" table:style-name="ce5">
            <text:p>16:42:3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360]/1000*[.E360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42M31S" table:style-name="ce5">
            <text:p>16:42:31</text:p>
          </table:table-cell>
          <table:table-cell office:value-type="time" office:time-value="PT16H42M32S" table:style-name="ce5">
            <text:p>16:42:3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61]/1000*[.E361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42M32S" table:style-name="ce5">
            <text:p>16:42:32</text:p>
          </table:table-cell>
          <table:table-cell office:value-type="time" office:time-value="PT16H42M33S" table:style-name="ce5">
            <text:p>16:42:3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62]/1000*[.E362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42M33S" table:style-name="ce5">
            <text:p>16:42:33</text:p>
          </table:table-cell>
          <table:table-cell office:value-type="time" office:time-value="PT16H42M34S" table:style-name="ce5">
            <text:p>16:42:3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363]/1000*[.E363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42M34S" table:style-name="ce5">
            <text:p>16:42:34</text:p>
          </table:table-cell>
          <table:table-cell office:value-type="time" office:time-value="PT16H42M35S" table:style-name="ce5">
            <text:p>16:42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64]/1000*[.E364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42M35S" table:style-name="ce5">
            <text:p>16:42:35</text:p>
          </table:table-cell>
          <table:table-cell office:value-type="time" office:time-value="PT16H42M36S" table:style-name="ce5">
            <text:p>16:42:3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365]/1000*[.E365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6H42M36S" table:style-name="ce5">
            <text:p>16:42:36</text:p>
          </table:table-cell>
          <table:table-cell office:value-type="time" office:time-value="PT16H42M37S" table:style-name="ce5">
            <text:p>16:42:3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7" table:style-name="ce1">
            <text:p>0,107</text:p>
          </table:table-cell>
          <table:table-cell office:value-type="float" office:value="0.10839099999999999" table:formula="of:=[.C366]/1000*[.E366]" table:style-name="ce1">
            <text:p>0,108391</text:p>
          </table:table-cell>
          <table:table-cell table:number-columns-repeated="16378"/>
        </table:table-row>
        <table:table-row table:style-name="ro2">
          <table:table-cell office:value-type="time" office:time-value="PT16H42M37S" table:style-name="ce5">
            <text:p>16:42:37</text:p>
          </table:table-cell>
          <table:table-cell office:value-type="time" office:time-value="PT16H42M38S" table:style-name="ce5">
            <text:p>16:42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367]/1000*[.E367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42M38S" table:style-name="ce5">
            <text:p>16:42:38</text:p>
          </table:table-cell>
          <table:table-cell office:value-type="time" office:time-value="PT16H42M39S" table:style-name="ce5">
            <text:p>16:42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368]/1000*[.E368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6H42M39S" table:style-name="ce5">
            <text:p>16:42:39</text:p>
          </table:table-cell>
          <table:table-cell office:value-type="time" office:time-value="PT16H42M40S" table:style-name="ce5">
            <text:p>16:42:4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69]/1000*[.E369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42M40S" table:style-name="ce5">
            <text:p>16:42:40</text:p>
          </table:table-cell>
          <table:table-cell office:value-type="time" office:time-value="PT16H42M41S" table:style-name="ce5">
            <text:p>16:42:4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370]/1000*[.E370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42M41S" table:style-name="ce5">
            <text:p>16:42:41</text:p>
          </table:table-cell>
          <table:table-cell office:value-type="time" office:time-value="PT16H42M42S" table:style-name="ce5">
            <text:p>16:42:42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208999999999987E-2" table:formula="of:=[.C371]/1000*[.E371]" table:style-name="ce1">
            <text:p>0,094209</text:p>
          </table:table-cell>
          <table:table-cell table:number-columns-repeated="16378"/>
        </table:table-row>
        <table:table-row table:style-name="ro2">
          <table:table-cell office:value-type="time" office:time-value="PT16H42M42S" table:style-name="ce5">
            <text:p>16:42:42</text:p>
          </table:table-cell>
          <table:table-cell office:value-type="time" office:time-value="PT16H42M43S" table:style-name="ce5">
            <text:p>16:42:43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112" table:style-name="ce1">
            <text:p>0,112</text:p>
          </table:table-cell>
          <table:table-cell office:value-type="float" office:value="0.113344" table:formula="of:=[.C372]/1000*[.E372]" table:style-name="ce1">
            <text:p>0,113344</text:p>
          </table:table-cell>
          <table:table-cell table:number-columns-repeated="16378"/>
        </table:table-row>
        <table:table-row table:style-name="ro2">
          <table:table-cell office:value-type="time" office:time-value="PT16H42M43S" table:style-name="ce5">
            <text:p>16:42:43</text:p>
          </table:table-cell>
          <table:table-cell office:value-type="time" office:time-value="PT16H42M44S" table:style-name="ce5">
            <text:p>16:42:4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5" table:style-name="ce1">
            <text:p>0,115</text:p>
          </table:table-cell>
          <table:table-cell office:value-type="float" office:value="0.11638000000000001" table:formula="of:=[.C373]/1000*[.E373]" table:style-name="ce1">
            <text:p>0,11638</text:p>
          </table:table-cell>
          <table:table-cell table:number-columns-repeated="16378"/>
        </table:table-row>
        <table:table-row table:style-name="ro2">
          <table:table-cell office:value-type="time" office:time-value="PT16H42M44S" table:style-name="ce5">
            <text:p>16:42:44</text:p>
          </table:table-cell>
          <table:table-cell office:value-type="time" office:time-value="PT16H42M45S" table:style-name="ce5">
            <text:p>16:42:45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20999999999999" table:formula="of:=[.C374]/1000*[.E374]" table:style-name="ce1">
            <text:p>0,11121</text:p>
          </table:table-cell>
          <table:table-cell table:number-columns-repeated="16378"/>
        </table:table-row>
        <table:table-row table:style-name="ro2">
          <table:table-cell office:value-type="time" office:time-value="PT16H42M45S" table:style-name="ce5">
            <text:p>16:42:45</text:p>
          </table:table-cell>
          <table:table-cell office:value-type="time" office:time-value="PT16H42M46S" table:style-name="ce5">
            <text:p>16:42:4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375]/1000*[.E375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6H42M46S" table:style-name="ce5">
            <text:p>16:42:46</text:p>
          </table:table-cell>
          <table:table-cell office:value-type="time" office:time-value="PT16H42M47S" table:style-name="ce5">
            <text:p>16:42:4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376]/1000*[.E376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42M47S" table:style-name="ce5">
            <text:p>16:42:47</text:p>
          </table:table-cell>
          <table:table-cell office:value-type="time" office:time-value="PT16H42M48S" table:style-name="ce5">
            <text:p>16:42:48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377]/1000*[.E377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42M48S" table:style-name="ce5">
            <text:p>16:42:48</text:p>
          </table:table-cell>
          <table:table-cell office:value-type="time" office:time-value="PT16H42M49S" table:style-name="ce5">
            <text:p>16:42:4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1" table:style-name="ce1">
            <text:p>0,121</text:p>
          </table:table-cell>
          <table:table-cell office:value-type="float" office:value="0.12245199999999999" table:formula="of:=[.C378]/1000*[.E378]" table:style-name="ce1">
            <text:p>0,122452</text:p>
          </table:table-cell>
          <table:table-cell table:number-columns-repeated="16378"/>
        </table:table-row>
        <table:table-row table:style-name="ro2">
          <table:table-cell office:value-type="time" office:time-value="PT16H42M49S" table:style-name="ce5">
            <text:p>16:42:49</text:p>
          </table:table-cell>
          <table:table-cell office:value-type="time" office:time-value="PT16H42M50S" table:style-name="ce5">
            <text:p>16:42:5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379]/1000*[.E379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42M50S" table:style-name="ce5">
            <text:p>16:42:50</text:p>
          </table:table-cell>
          <table:table-cell office:value-type="time" office:time-value="PT16H42M51S" table:style-name="ce5">
            <text:p>16:42:5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35199999999999" table:formula="of:=[.C380]/1000*[.E380]" table:style-name="ce1">
            <text:p>0,105352</text:p>
          </table:table-cell>
          <table:table-cell table:number-columns-repeated="16378"/>
        </table:table-row>
        <table:table-row table:style-name="ro2">
          <table:table-cell office:value-type="time" office:time-value="PT16H42M51S" table:style-name="ce5">
            <text:p>16:42:51</text:p>
          </table:table-cell>
          <table:table-cell office:value-type="time" office:time-value="PT16H42M52S" table:style-name="ce5">
            <text:p>16:42:52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381]/1000*[.E381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6H42M52S" table:style-name="ce5">
            <text:p>16:42:52</text:p>
          </table:table-cell>
          <table:table-cell office:value-type="time" office:time-value="PT16H42M53S" table:style-name="ce5">
            <text:p>16:42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82]/1000*[.E382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42M53S" table:style-name="ce5">
            <text:p>16:42:53</text:p>
          </table:table-cell>
          <table:table-cell office:value-type="time" office:time-value="PT16H42M54S" table:style-name="ce5">
            <text:p>16:42:54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106" table:style-name="ce1">
            <text:p>0,106</text:p>
          </table:table-cell>
          <table:table-cell office:value-type="float" office:value="0.10727199999999999" table:formula="of:=[.C383]/1000*[.E383]" table:style-name="ce1">
            <text:p>0,107272</text:p>
          </table:table-cell>
          <table:table-cell table:number-columns-repeated="16378"/>
        </table:table-row>
        <table:table-row table:style-name="ro2">
          <table:table-cell office:value-type="time" office:time-value="PT16H42M54S" table:style-name="ce5">
            <text:p>16:42:54</text:p>
          </table:table-cell>
          <table:table-cell office:value-type="time" office:time-value="PT16H42M55S" table:style-name="ce5">
            <text:p>16:42:5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384]/1000*[.E384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6H42M55S" table:style-name="ce5">
            <text:p>16:42:55</text:p>
          </table:table-cell>
          <table:table-cell office:value-type="time" office:time-value="PT16H42M56S" table:style-name="ce5">
            <text:p>16:42:5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385]/1000*[.E385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42M56S" table:style-name="ce5">
            <text:p>16:42:56</text:p>
          </table:table-cell>
          <table:table-cell office:value-type="time" office:time-value="PT16H42M57S" table:style-name="ce5">
            <text:p>16:42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86]/1000*[.E386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42M57S" table:style-name="ce5">
            <text:p>16:42:57</text:p>
          </table:table-cell>
          <table:table-cell office:value-type="time" office:time-value="PT16H42M58S" table:style-name="ce5">
            <text:p>16:42:5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387]/1000*[.E387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6H42M58S" table:style-name="ce5">
            <text:p>16:42:58</text:p>
          </table:table-cell>
          <table:table-cell office:value-type="time" office:time-value="PT16H42M59S" table:style-name="ce5">
            <text:p>16:42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388]/1000*[.E388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42M59S" table:style-name="ce5">
            <text:p>16:42:59</text:p>
          </table:table-cell>
          <table:table-cell office:value-type="time" office:time-value="PT16H43M0S" table:style-name="ce5">
            <text:p>16:43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89]/1000*[.E389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43M0S" table:style-name="ce5">
            <text:p>16:43:00</text:p>
          </table:table-cell>
          <table:table-cell office:value-type="time" office:time-value="PT16H43M1S" table:style-name="ce5">
            <text:p>16:43:0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390]/1000*[.E390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43M1S" table:style-name="ce5">
            <text:p>16:43:01</text:p>
          </table:table-cell>
          <table:table-cell office:value-type="time" office:time-value="PT16H43M2S" table:style-name="ce5">
            <text:p>16:43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91]/1000*[.E391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6H43M2S" table:style-name="ce5">
            <text:p>16:43:02</text:p>
          </table:table-cell>
          <table:table-cell office:value-type="time" office:time-value="PT16H43M3S" table:style-name="ce5">
            <text:p>16:43:0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0.14283299999999996" table:formula="of:=[.C392]/1000*[.E392]" table:style-name="ce1">
            <text:p>0,142833</text:p>
          </table:table-cell>
          <table:table-cell table:number-columns-repeated="16378"/>
        </table:table-row>
        <table:table-row table:style-name="ro2">
          <table:table-cell office:value-type="time" office:time-value="PT16H43M3S" table:style-name="ce5">
            <text:p>16:43:03</text:p>
          </table:table-cell>
          <table:table-cell office:value-type="time" office:time-value="PT16H43M4S" table:style-name="ce5">
            <text:p>16:43:0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393]/1000*[.E393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6H43M4S" table:style-name="ce5">
            <text:p>16:43:04</text:p>
          </table:table-cell>
          <table:table-cell office:value-type="time" office:time-value="PT16H43M5S" table:style-name="ce5">
            <text:p>16:43:05</text:p>
          </table:table-cell>
          <table:table-cell office:value-type="float" office:value="1020" table:style-name="ce1">
            <text:p>1020</text:p>
          </table:table-cell>
          <table:table-cell office:value-type="float" office:value="0.245" table:style-name="ce1">
            <text:p>0,245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403999999999999" table:formula="of:=[.C394]/1000*[.E394]" table:style-name="ce1">
            <text:p>0,10404</text:p>
          </table:table-cell>
          <table:table-cell table:number-columns-repeated="16378"/>
        </table:table-row>
        <table:table-row table:style-name="ro2">
          <table:table-cell office:value-type="time" office:time-value="PT16H43M5S" table:style-name="ce5">
            <text:p>16:43:05</text:p>
          </table:table-cell>
          <table:table-cell office:value-type="time" office:time-value="PT16H43M6S" table:style-name="ce5">
            <text:p>16:43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95]/1000*[.E395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43M6S" table:style-name="ce5">
            <text:p>16:43:06</text:p>
          </table:table-cell>
          <table:table-cell office:value-type="time" office:time-value="PT16H43M7S" table:style-name="ce5">
            <text:p>16:43:0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396]/1000*[.E396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43M7S" table:style-name="ce5">
            <text:p>16:43:07</text:p>
          </table:table-cell>
          <table:table-cell office:value-type="time" office:time-value="PT16H43M8S" table:style-name="ce5">
            <text:p>16:43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397]/1000*[.E397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43M8S" table:style-name="ce5">
            <text:p>16:43:08</text:p>
          </table:table-cell>
          <table:table-cell office:value-type="time" office:time-value="PT16H43M9S" table:style-name="ce5">
            <text:p>16:43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98]/1000*[.E398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43M9S" table:style-name="ce5">
            <text:p>16:43:09</text:p>
          </table:table-cell>
          <table:table-cell office:value-type="time" office:time-value="PT16H43M10S" table:style-name="ce5">
            <text:p>16:43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399]/1000*[.E399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43M10S" table:style-name="ce5">
            <text:p>16:43:10</text:p>
          </table:table-cell>
          <table:table-cell office:value-type="time" office:time-value="PT16H43M11S" table:style-name="ce5">
            <text:p>16:43:1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400]/1000*[.E400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6H43M11S" table:style-name="ce5">
            <text:p>16:43:11</text:p>
          </table:table-cell>
          <table:table-cell office:value-type="time" office:time-value="PT16H43M12S" table:style-name="ce5">
            <text:p>16:43:12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401]/1000*[.E401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43M12S" table:style-name="ce5">
            <text:p>16:43:12</text:p>
          </table:table-cell>
          <table:table-cell office:value-type="time" office:time-value="PT16H43M13S" table:style-name="ce5">
            <text:p>16:43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402]/1000*[.E402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43M13S" table:style-name="ce5">
            <text:p>16:43:13</text:p>
          </table:table-cell>
          <table:table-cell office:value-type="time" office:time-value="PT16H43M14S" table:style-name="ce5">
            <text:p>16:43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6" table:style-name="ce1">
            <text:p>0,126</text:p>
          </table:table-cell>
          <table:table-cell office:value-type="float" office:value="0.12751200000000001" table:formula="of:=[.C403]/1000*[.E403]" table:style-name="ce1">
            <text:p>0,127512</text:p>
          </table:table-cell>
          <table:table-cell table:number-columns-repeated="16378"/>
        </table:table-row>
        <table:table-row table:style-name="ro2">
          <table:table-cell office:value-type="time" office:time-value="PT16H43M14S" table:style-name="ce5">
            <text:p>16:43:14</text:p>
          </table:table-cell>
          <table:table-cell office:value-type="time" office:time-value="PT16H43M15S" table:style-name="ce5">
            <text:p>16:43:1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45728" table:formula="of:=[.C404]/1000*[.E404]" table:style-name="ce1">
            <text:p>0,145728</text:p>
          </table:table-cell>
          <table:table-cell table:number-columns-repeated="16378"/>
        </table:table-row>
        <table:table-row table:style-name="ro2">
          <table:table-cell office:value-type="time" office:time-value="PT16H43M15S" table:style-name="ce5">
            <text:p>16:43:15</text:p>
          </table:table-cell>
          <table:table-cell office:value-type="time" office:time-value="PT16H43M16S" table:style-name="ce5">
            <text:p>16:43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7.1851999999999999E-2" table:formula="of:=[.C405]/1000*[.E405]" table:style-name="ce1">
            <text:p>0,071852</text:p>
          </table:table-cell>
          <table:table-cell table:number-columns-repeated="16378"/>
        </table:table-row>
        <table:table-row table:style-name="ro2">
          <table:table-cell office:value-type="time" office:time-value="PT16H43M16S" table:style-name="ce5">
            <text:p>16:43:16</text:p>
          </table:table-cell>
          <table:table-cell office:value-type="time" office:time-value="PT16H43M17S" table:style-name="ce5">
            <text:p>16:43:17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53" table:style-name="ce1">
            <text:p>0,153</text:p>
          </table:table-cell>
          <table:table-cell office:value-type="float" office:value="0.15468299999999999" table:formula="of:=[.C406]/1000*[.E406]" table:style-name="ce1">
            <text:p>0,154683</text:p>
          </table:table-cell>
          <table:table-cell table:number-columns-repeated="16378"/>
        </table:table-row>
        <table:table-row table:style-name="ro2">
          <table:table-cell office:value-type="time" office:time-value="PT16H43M17S" table:style-name="ce5">
            <text:p>16:43:17</text:p>
          </table:table-cell>
          <table:table-cell office:value-type="time" office:time-value="PT16H43M18S" table:style-name="ce5">
            <text:p>16:43:1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407]/1000*[.E407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6H43M18S" table:style-name="ce5">
            <text:p>16:43:18</text:p>
          </table:table-cell>
          <table:table-cell office:value-type="time" office:time-value="PT16H43M19S" table:style-name="ce5">
            <text:p>16:43:1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7.2935999999999987E-2" table:formula="of:=[.C408]/1000*[.E408]" table:style-name="ce1">
            <text:p>0,072936</text:p>
          </table:table-cell>
          <table:table-cell table:number-columns-repeated="16378"/>
        </table:table-row>
        <table:table-row table:style-name="ro2">
          <table:table-cell office:value-type="time" office:time-value="PT16H43M19S" table:style-name="ce5">
            <text:p>16:43:19</text:p>
          </table:table-cell>
          <table:table-cell office:value-type="time" office:time-value="PT16H43M20S" table:style-name="ce5">
            <text:p>16:43:2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409]/1000*[.E409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43M20S" table:style-name="ce5">
            <text:p>16:43:20</text:p>
          </table:table-cell>
          <table:table-cell office:value-type="time" office:time-value="PT16H43M21S" table:style-name="ce5">
            <text:p>16:43:2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410]/1000*[.E410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6H43M21S" table:style-name="ce5">
            <text:p>16:43:21</text:p>
          </table:table-cell>
          <table:table-cell office:value-type="time" office:time-value="PT16H43M22S" table:style-name="ce5">
            <text:p>16:43:2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000999999999987E-2" table:formula="of:=[.C411]/1000*[.E411]" table:style-name="ce1">
            <text:p>0,078001</text:p>
          </table:table-cell>
          <table:table-cell table:number-columns-repeated="16378"/>
        </table:table-row>
        <table:table-row table:style-name="ro2">
          <table:table-cell office:value-type="time" office:time-value="PT16H43M22S" table:style-name="ce5">
            <text:p>16:43:22</text:p>
          </table:table-cell>
          <table:table-cell office:value-type="time" office:time-value="PT16H43M23S" table:style-name="ce5">
            <text:p>16:43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412]/1000*[.E412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43M24S" table:style-name="ce5">
            <text:p>16:43:24</text:p>
          </table:table-cell>
          <table:table-cell office:value-type="time" office:time-value="PT16H43M25S" table:style-name="ce5">
            <text:p>16:43:2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413]/1000*[.E413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43M25S" table:style-name="ce5">
            <text:p>16:43:25</text:p>
          </table:table-cell>
          <table:table-cell office:value-type="time" office:time-value="PT16H43M26S" table:style-name="ce5">
            <text:p>16:43:2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961999999999987E-2" table:formula="of:=[.C414]/1000*[.E414]" table:style-name="ce1">
            <text:p>0,074962</text:p>
          </table:table-cell>
          <table:table-cell table:number-columns-repeated="16378"/>
        </table:table-row>
        <table:table-row table:style-name="ro2">
          <table:table-cell office:value-type="time" office:time-value="PT16H43M26S" table:style-name="ce5">
            <text:p>16:43:26</text:p>
          </table:table-cell>
          <table:table-cell office:value-type="time" office:time-value="PT16H43M27S" table:style-name="ce5">
            <text:p>16:43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415]/1000*[.E415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43M27S" table:style-name="ce5">
            <text:p>16:43:27</text:p>
          </table:table-cell>
          <table:table-cell office:value-type="time" office:time-value="PT16H43M28S" table:style-name="ce5">
            <text:p>16:43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416]/1000*[.E416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43M28S" table:style-name="ce5">
            <text:p>16:43:28</text:p>
          </table:table-cell>
          <table:table-cell office:value-type="time" office:time-value="PT16H43M29S" table:style-name="ce5">
            <text:p>16:43:2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5" table:style-name="ce1">
            <text:p>0,125</text:p>
          </table:table-cell>
          <table:table-cell office:value-type="float" office:value="0.12662499999999999" table:formula="of:=[.C417]/1000*[.E417]" table:style-name="ce1">
            <text:p>0,126625</text:p>
          </table:table-cell>
          <table:table-cell table:number-columns-repeated="16378"/>
        </table:table-row>
        <table:table-row table:style-name="ro2">
          <table:table-cell office:value-type="time" office:time-value="PT16H43M29S" table:style-name="ce5">
            <text:p>16:43:29</text:p>
          </table:table-cell>
          <table:table-cell office:value-type="time" office:time-value="PT16H43M30S" table:style-name="ce5">
            <text:p>16:43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418]/1000*[.E418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43M30S" table:style-name="ce5">
            <text:p>16:43:30</text:p>
          </table:table-cell>
          <table:table-cell office:value-type="time" office:time-value="PT16H43M31S" table:style-name="ce5">
            <text:p>16:43:3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1" table:style-name="ce1">
            <text:p>0,111</text:p>
          </table:table-cell>
          <table:table-cell office:value-type="float" office:value="0.11244299999999999" table:formula="of:=[.C419]/1000*[.E419]" table:style-name="ce1">
            <text:p>0,112443</text:p>
          </table:table-cell>
          <table:table-cell table:number-columns-repeated="16378"/>
        </table:table-row>
        <table:table-row table:style-name="ro2">
          <table:table-cell office:value-type="time" office:time-value="PT16H43M31S" table:style-name="ce5">
            <text:p>16:43:31</text:p>
          </table:table-cell>
          <table:table-cell office:value-type="time" office:time-value="PT16H43M32S" table:style-name="ce5">
            <text:p>16:43:3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54699999999999" table:formula="of:=[.C420]/1000*[.E420]" table:style-name="ce1">
            <text:p>0,120547</text:p>
          </table:table-cell>
          <table:table-cell table:number-columns-repeated="16378"/>
        </table:table-row>
        <table:table-row table:style-name="ro2">
          <table:table-cell office:value-type="time" office:time-value="PT16H43M32S" table:style-name="ce5">
            <text:p>16:43:32</text:p>
          </table:table-cell>
          <table:table-cell office:value-type="time" office:time-value="PT16H43M33S" table:style-name="ce5">
            <text:p>16:43:3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421]/1000*[.E421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6H43M33S" table:style-name="ce5">
            <text:p>16:43:33</text:p>
          </table:table-cell>
          <table:table-cell office:value-type="time" office:time-value="PT16H43M34S" table:style-name="ce5">
            <text:p>16:43:34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422]/1000*[.E422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43M34S" table:style-name="ce5">
            <text:p>16:43:34</text:p>
          </table:table-cell>
          <table:table-cell office:value-type="time" office:time-value="PT16H43M35S" table:style-name="ce5">
            <text:p>16:43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23]/1000*[.E423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43M35S" table:style-name="ce5">
            <text:p>16:43:35</text:p>
          </table:table-cell>
          <table:table-cell office:value-type="time" office:time-value="PT16H43M36S" table:style-name="ce5">
            <text:p>16:43:3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424]/1000*[.E424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6H43M36S" table:style-name="ce5">
            <text:p>16:43:36</text:p>
          </table:table-cell>
          <table:table-cell office:value-type="time" office:time-value="PT16H43M37S" table:style-name="ce5">
            <text:p>16:43:3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425]/1000*[.E425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6H43M37S" table:style-name="ce5">
            <text:p>16:43:37</text:p>
          </table:table-cell>
          <table:table-cell office:value-type="time" office:time-value="PT16H43M38S" table:style-name="ce5">
            <text:p>16:43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426]/1000*[.E426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43M38S" table:style-name="ce5">
            <text:p>16:43:38</text:p>
          </table:table-cell>
          <table:table-cell office:value-type="time" office:time-value="PT16H43M39S" table:style-name="ce5">
            <text:p>16:43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427]/1000*[.E427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43M39S" table:style-name="ce5">
            <text:p>16:43:39</text:p>
          </table:table-cell>
          <table:table-cell office:value-type="time" office:time-value="PT16H43M40S" table:style-name="ce5">
            <text:p>16:43:4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28]/1000*[.E428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43M40S" table:style-name="ce5">
            <text:p>16:43:40</text:p>
          </table:table-cell>
          <table:table-cell office:value-type="time" office:time-value="PT16H43M41S" table:style-name="ce5">
            <text:p>16:43:4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429]/1000*[.E429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43M41S" table:style-name="ce5">
            <text:p>16:43:41</text:p>
          </table:table-cell>
          <table:table-cell office:value-type="time" office:time-value="PT16H43M42S" table:style-name="ce5">
            <text:p>16:43:4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430]/1000*[.E430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6H43M42S" table:style-name="ce5">
            <text:p>16:43:42</text:p>
          </table:table-cell>
          <table:table-cell office:value-type="time" office:time-value="PT16H43M43S" table:style-name="ce5">
            <text:p>16:43:4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431]/1000*[.E431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6H43M43S" table:style-name="ce5">
            <text:p>16:43:43</text:p>
          </table:table-cell>
          <table:table-cell office:value-type="time" office:time-value="PT16H43M44S" table:style-name="ce5">
            <text:p>16:43:4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432]/1000*[.E432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6H43M44S" table:style-name="ce5">
            <text:p>16:43:44</text:p>
          </table:table-cell>
          <table:table-cell office:value-type="time" office:time-value="PT16H43M45S" table:style-name="ce5">
            <text:p>16:43:4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.3875999999999997E-2" table:formula="of:=[.C433]/1000*[.E433]" table:style-name="ce1">
            <text:p>0,073876</text:p>
          </table:table-cell>
          <table:table-cell table:number-columns-repeated="16378"/>
        </table:table-row>
        <table:table-row table:style-name="ro2">
          <table:table-cell office:value-type="time" office:time-value="PT16H43M45S" table:style-name="ce5">
            <text:p>16:43:45</text:p>
          </table:table-cell>
          <table:table-cell office:value-type="time" office:time-value="PT16H43M46S" table:style-name="ce5">
            <text:p>16:43:4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434]/1000*[.E434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43M46S" table:style-name="ce5">
            <text:p>16:43:46</text:p>
          </table:table-cell>
          <table:table-cell office:value-type="time" office:time-value="PT16H43M47S" table:style-name="ce5">
            <text:p>16:43:4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435]/1000*[.E435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6H43M47S" table:style-name="ce5">
            <text:p>16:43:47</text:p>
          </table:table-cell>
          <table:table-cell office:value-type="time" office:time-value="PT16H43M48S" table:style-name="ce5">
            <text:p>16:43:4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36]/1000*[.E436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43M48S" table:style-name="ce5">
            <text:p>16:43:48</text:p>
          </table:table-cell>
          <table:table-cell office:value-type="time" office:time-value="PT16H43M49S" table:style-name="ce5">
            <text:p>16:43:4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53399999999999" table:formula="of:=[.C437]/1000*[.E437]" table:style-name="ce1">
            <text:p>0,119534</text:p>
          </table:table-cell>
          <table:table-cell table:number-columns-repeated="16378"/>
        </table:table-row>
        <table:table-row table:style-name="ro2">
          <table:table-cell office:value-type="time" office:time-value="PT16H43M49S" table:style-name="ce5">
            <text:p>16:43:49</text:p>
          </table:table-cell>
          <table:table-cell office:value-type="time" office:time-value="PT16H43M50S" table:style-name="ce5">
            <text:p>16:43:5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438]/1000*[.E438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6H43M50S" table:style-name="ce5">
            <text:p>16:43:50</text:p>
          </table:table-cell>
          <table:table-cell office:value-type="time" office:time-value="PT16H43M51S" table:style-name="ce5">
            <text:p>16:43:5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439]/1000*[.E439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43M51S" table:style-name="ce5">
            <text:p>16:43:51</text:p>
          </table:table-cell>
          <table:table-cell office:value-type="time" office:time-value="PT16H43M52S" table:style-name="ce5">
            <text:p>16:43:5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440]/1000*[.E440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6H43M52S" table:style-name="ce5">
            <text:p>16:43:52</text:p>
          </table:table-cell>
          <table:table-cell office:value-type="time" office:time-value="PT16H43M53S" table:style-name="ce5">
            <text:p>16:43:5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441]/1000*[.E441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6H43M53S" table:style-name="ce5">
            <text:p>16:43:53</text:p>
          </table:table-cell>
          <table:table-cell office:value-type="time" office:time-value="PT16H43M54S" table:style-name="ce5">
            <text:p>16:43:5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442]/1000*[.E442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43M54S" table:style-name="ce5">
            <text:p>16:43:54</text:p>
          </table:table-cell>
          <table:table-cell office:value-type="time" office:time-value="PT16H43M55S" table:style-name="ce5">
            <text:p>16:43:55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443]/1000*[.E443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6H43M55S" table:style-name="ce5">
            <text:p>16:43:55</text:p>
          </table:table-cell>
          <table:table-cell office:value-type="time" office:time-value="PT16H43M56S" table:style-name="ce5">
            <text:p>16:43:5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444]/1000*[.E444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6H43M56S" table:style-name="ce5">
            <text:p>16:43:56</text:p>
          </table:table-cell>
          <table:table-cell office:value-type="time" office:time-value="PT16H43M57S" table:style-name="ce5">
            <text:p>16:43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5" table:style-name="ce1">
            <text:p>0,115</text:p>
          </table:table-cell>
          <table:table-cell office:value-type="float" office:value="0.11638000000000001" table:formula="of:=[.C445]/1000*[.E445]" table:style-name="ce1">
            <text:p>0,11638</text:p>
          </table:table-cell>
          <table:table-cell table:number-columns-repeated="16378"/>
        </table:table-row>
        <table:table-row table:style-name="ro2">
          <table:table-cell office:value-type="time" office:time-value="PT16H43M57S" table:style-name="ce5">
            <text:p>16:43:57</text:p>
          </table:table-cell>
          <table:table-cell office:value-type="time" office:time-value="PT16H43M58S" table:style-name="ce5">
            <text:p>16:43:5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446]/1000*[.E446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6H43M58S" table:style-name="ce5">
            <text:p>16:43:58</text:p>
          </table:table-cell>
          <table:table-cell office:value-type="time" office:time-value="PT16H43M59S" table:style-name="ce5">
            <text:p>16:43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447]/1000*[.E447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43M59S" table:style-name="ce5">
            <text:p>16:43:59</text:p>
          </table:table-cell>
          <table:table-cell office:value-type="time" office:time-value="PT16H44M0S" table:style-name="ce5">
            <text:p>16:44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7.1851999999999999E-2" table:formula="of:=[.C448]/1000*[.E448]" table:style-name="ce1">
            <text:p>0,071852</text:p>
          </table:table-cell>
          <table:table-cell table:number-columns-repeated="16378"/>
        </table:table-row>
        <table:table-row table:style-name="ro2">
          <table:table-cell office:value-type="time" office:time-value="PT16H44M0S" table:style-name="ce5">
            <text:p>16:44:00</text:p>
          </table:table-cell>
          <table:table-cell office:value-type="time" office:time-value="PT16H44M1S" table:style-name="ce5">
            <text:p>16:44:0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449]/1000*[.E449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6H44M1S" table:style-name="ce5">
            <text:p>16:44:01</text:p>
          </table:table-cell>
          <table:table-cell office:value-type="time" office:time-value="PT16H44M2S" table:style-name="ce5">
            <text:p>16:44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450]/1000*[.E450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44M2S" table:style-name="ce5">
            <text:p>16:44:02</text:p>
          </table:table-cell>
          <table:table-cell office:value-type="time" office:time-value="PT16H44M3S" table:style-name="ce5">
            <text:p>16:44:0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3" table:style-name="ce1">
            <text:p>0,13</text:p>
          </table:table-cell>
          <table:table-cell office:value-type="float" office:value="0.13169" table:formula="of:=[.C451]/1000*[.E451]" table:style-name="ce1">
            <text:p>0,13169</text:p>
          </table:table-cell>
          <table:table-cell table:number-columns-repeated="16378"/>
        </table:table-row>
        <table:table-row table:style-name="ro2">
          <table:table-cell office:value-type="time" office:time-value="PT16H44M3S" table:style-name="ce5">
            <text:p>16:44:03</text:p>
          </table:table-cell>
          <table:table-cell office:value-type="time" office:time-value="PT16H44M4S" table:style-name="ce5">
            <text:p>16:44:0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6" table:style-name="ce1">
            <text:p>0,106</text:p>
          </table:table-cell>
          <table:table-cell office:value-type="float" office:value="0.10727199999999999" table:formula="of:=[.C452]/1000*[.E452]" table:style-name="ce1">
            <text:p>0,107272</text:p>
          </table:table-cell>
          <table:table-cell table:number-columns-repeated="16378"/>
        </table:table-row>
        <table:table-row table:style-name="ro2">
          <table:table-cell office:value-type="time" office:time-value="PT16H44M4S" table:style-name="ce5">
            <text:p>16:44:04</text:p>
          </table:table-cell>
          <table:table-cell office:value-type="time" office:time-value="PT16H44M5S" table:style-name="ce5">
            <text:p>16:44:0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453]/1000*[.E453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6H44M5S" table:style-name="ce5">
            <text:p>16:44:05</text:p>
          </table:table-cell>
          <table:table-cell office:value-type="time" office:time-value="PT16H44M6S" table:style-name="ce5">
            <text:p>16:44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454]/1000*[.E454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44M6S" table:style-name="ce5">
            <text:p>16:44:06</text:p>
          </table:table-cell>
          <table:table-cell office:value-type="time" office:time-value="PT16H44M7S" table:style-name="ce5">
            <text:p>16:44:07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455]/1000*[.E455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44M7S" table:style-name="ce5">
            <text:p>16:44:07</text:p>
          </table:table-cell>
          <table:table-cell office:value-type="time" office:time-value="PT16H44M8S" table:style-name="ce5">
            <text:p>16:44:0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456]/1000*[.E456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44M8S" table:style-name="ce5">
            <text:p>16:44:08</text:p>
          </table:table-cell>
          <table:table-cell office:value-type="time" office:time-value="PT16H44M9S" table:style-name="ce5">
            <text:p>16:44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457]/1000*[.E457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44M9S" table:style-name="ce5">
            <text:p>16:44:09</text:p>
          </table:table-cell>
          <table:table-cell office:value-type="time" office:time-value="PT16H44M10S" table:style-name="ce5">
            <text:p>16:44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458]/1000*[.E458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44M10S" table:style-name="ce5">
            <text:p>16:44:10</text:p>
          </table:table-cell>
          <table:table-cell office:value-type="time" office:time-value="PT16H44M11S" table:style-name="ce5">
            <text:p>16:44:1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59]/1000*[.E459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44M11S" table:style-name="ce5">
            <text:p>16:44:11</text:p>
          </table:table-cell>
          <table:table-cell office:value-type="time" office:time-value="PT16H44M12S" table:style-name="ce5">
            <text:p>16:44:1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.3948999999999987E-2" table:formula="of:=[.C460]/1000*[.E460]" table:style-name="ce1">
            <text:p>0,073949</text:p>
          </table:table-cell>
          <table:table-cell table:number-columns-repeated="16378"/>
        </table:table-row>
        <table:table-row table:style-name="ro2">
          <table:table-cell office:value-type="time" office:time-value="PT16H44M12S" table:style-name="ce5">
            <text:p>16:44:12</text:p>
          </table:table-cell>
          <table:table-cell office:value-type="time" office:time-value="PT16H44M13S" table:style-name="ce5">
            <text:p>16:44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461]/1000*[.E461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44M13S" table:style-name="ce5">
            <text:p>16:44:13</text:p>
          </table:table-cell>
          <table:table-cell office:value-type="time" office:time-value="PT16H44M14S" table:style-name="ce5">
            <text:p>16:44:1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462]/1000*[.E462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44M14S" table:style-name="ce5">
            <text:p>16:44:14</text:p>
          </table:table-cell>
          <table:table-cell office:value-type="time" office:time-value="PT16H44M15S" table:style-name="ce5">
            <text:p>16:44:1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463]/1000*[.E463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44M15S" table:style-name="ce5">
            <text:p>16:44:15</text:p>
          </table:table-cell>
          <table:table-cell office:value-type="time" office:time-value="PT16H44M16S" table:style-name="ce5">
            <text:p>16:44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464]/1000*[.E464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44M16S" table:style-name="ce5">
            <text:p>16:44:16</text:p>
          </table:table-cell>
          <table:table-cell office:value-type="time" office:time-value="PT16H44M17S" table:style-name="ce5">
            <text:p>16:44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8" table:style-name="ce1">
            <text:p>0,128</text:p>
          </table:table-cell>
          <table:table-cell office:value-type="float" office:value="0.12953600000000001" table:formula="of:=[.C465]/1000*[.E465]" table:style-name="ce1">
            <text:p>0,129536</text:p>
          </table:table-cell>
          <table:table-cell table:number-columns-repeated="16378"/>
        </table:table-row>
        <table:table-row table:style-name="ro2">
          <table:table-cell office:value-type="time" office:time-value="PT16H44M17S" table:style-name="ce5">
            <text:p>16:44:17</text:p>
          </table:table-cell>
          <table:table-cell office:value-type="time" office:time-value="PT16H44M18S" table:style-name="ce5">
            <text:p>16:44:1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466]/1000*[.E466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6H44M18S" table:style-name="ce5">
            <text:p>16:44:18</text:p>
          </table:table-cell>
          <table:table-cell office:value-type="time" office:time-value="PT16H44M19S" table:style-name="ce5">
            <text:p>16:44:1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467]/1000*[.E467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44M19S" table:style-name="ce5">
            <text:p>16:44:19</text:p>
          </table:table-cell>
          <table:table-cell office:value-type="time" office:time-value="PT16H44M20S" table:style-name="ce5">
            <text:p>16:44:2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468]/1000*[.E468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6H44M20S" table:style-name="ce5">
            <text:p>16:44:20</text:p>
          </table:table-cell>
          <table:table-cell office:value-type="time" office:time-value="PT16H44M21S" table:style-name="ce5">
            <text:p>16:44:2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469]/1000*[.E469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44M21S" table:style-name="ce5">
            <text:p>16:44:21</text:p>
          </table:table-cell>
          <table:table-cell office:value-type="time" office:time-value="PT16H44M22S" table:style-name="ce5">
            <text:p>16:44:2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470]/1000*[.E470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6H44M22S" table:style-name="ce5">
            <text:p>16:44:22</text:p>
          </table:table-cell>
          <table:table-cell office:value-type="time" office:time-value="PT16H44M23S" table:style-name="ce5">
            <text:p>16:44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3" table:style-name="ce1">
            <text:p>0,113</text:p>
          </table:table-cell>
          <table:table-cell office:value-type="float" office:value="0.114356" table:formula="of:=[.C471]/1000*[.E471]" table:style-name="ce1">
            <text:p>0,114356</text:p>
          </table:table-cell>
          <table:table-cell table:number-columns-repeated="16378"/>
        </table:table-row>
        <table:table-row table:style-name="ro2">
          <table:table-cell office:value-type="time" office:time-value="PT16H44M23S" table:style-name="ce5">
            <text:p>16:44:23</text:p>
          </table:table-cell>
          <table:table-cell office:value-type="time" office:time-value="PT16H44M24S" table:style-name="ce5">
            <text:p>16:44:2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472]/1000*[.E472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6H44M24S" table:style-name="ce5">
            <text:p>16:44:24</text:p>
          </table:table-cell>
          <table:table-cell office:value-type="time" office:time-value="PT16H44M26S" table:style-name="ce5">
            <text:p>16:44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473]/1000*[.E473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44M26S" table:style-name="ce5">
            <text:p>16:44:26</text:p>
          </table:table-cell>
          <table:table-cell office:value-type="time" office:time-value="PT16H44M27S" table:style-name="ce5">
            <text:p>16:44:27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474]/1000*[.E474]" table:style-name="ce1">
            <text:p>0,100188</text:p>
          </table:table-cell>
          <table:table-cell table:number-columns-repeated="16378"/>
        </table:table-row>
        <table:table-row table:style-name="ro1">
          <table:table-cell table:number-columns-repeated="4" table:style-name="ce3"/>
          <table:table-cell office:value-type="string" table:style-name="ce3">
            <text:p>Total energy</text:p>
          </table:table-cell>
          <table:table-cell office:value-type="float" office:value="19.108579000000002" table:formula="of:=SUM([.F272:.F474])" table:style-name="ce3">
            <text:p>19,108579</text:p>
          </table:table-cell>
          <table:table-cell table:number-columns-repeated="16378" table:style-name="ce3"/>
        </table:table-row>
        <table:table-row table:number-rows-repeated="104810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11:51:09Z</meta:creation-date>
    <dc:date>2024-04-30T14:56:58Z</dc:date>
    <meta:editing-cycles>2</meta:editing-cycles>
    <meta:editing-duration>PT394S</meta:editing-duration>
  </office:meta>
</office:document-meta>
</file>